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9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48.16pt"/>
    </style:style>
    <style:style style:name="co10" style:family="table-column">
      <style:table-column-properties fo:break-before="auto" style:column-width="71.29pt"/>
    </style:style>
    <style:style style:name="co11" style:family="table-column">
      <style:table-column-properties fo:break-before="auto" style:column-width="64.6pt"/>
    </style:style>
    <style:style style:name="co12" style:family="table-column">
      <style:table-column-properties fo:break-before="auto" style:column-width="70.55pt"/>
    </style:style>
    <style:style style:name="co13" style:family="table-column">
      <style:table-column-properties fo:break-before="auto" style:column-width="67.55pt"/>
    </style:style>
    <style:style style:name="co14" style:family="table-column">
      <style:table-column-properties fo:break-before="auto" style:column-width="60.09pt"/>
    </style:style>
    <style:style style:name="co15" style:family="table-column">
      <style:table-column-properties fo:break-before="auto" style:column-width="69.05pt"/>
    </style:style>
    <style:style style:name="co16" style:family="table-column">
      <style:table-column-properties fo:break-before="auto" style:column-width="73.56pt"/>
    </style:style>
    <style:style style:name="co17" style:family="table-column">
      <style:table-column-properties fo:break-before="auto" style:column-width="66.05pt"/>
    </style:style>
    <style:style style:name="co18" style:family="table-column">
      <style:table-column-properties fo:break-before="auto" style:column-width="63.1pt"/>
    </style:style>
    <style:style style:name="co19" style:family="table-column">
      <style:table-column-properties fo:break-before="auto" style:column-width="61.6pt"/>
    </style:style>
    <style:style style:name="co20" style:family="table-column">
      <style:table-column-properties fo:break-before="auto" style:column-width="75.74pt"/>
    </style:style>
    <style:style style:name="co21" style:family="table-column">
      <style:table-column-properties fo:break-before="auto" style:column-width="54.91pt"/>
    </style:style>
    <style:style style:name="co22" style:family="table-column">
      <style:table-column-properties fo:break-before="auto" style:column-width="72.06pt"/>
    </style:style>
    <style:style style:name="co23" style:family="table-column">
      <style:table-column-properties fo:break-before="auto" style:column-width="54.14pt"/>
    </style:style>
    <style:style style:name="co24" style:family="table-column">
      <style:table-column-properties fo:break-before="auto" style:column-width="58.59pt"/>
    </style:style>
    <style:style style:name="co25" style:family="table-column">
      <style:table-column-properties fo:break-before="auto" style:column-width="38.64pt"/>
    </style:style>
    <style:style style:name="co26" style:family="table-column">
      <style:table-column-properties fo:break-before="auto" style:column-width="96.09pt"/>
    </style:style>
    <style:style style:name="co27" style:family="table-column">
      <style:table-column-properties fo:break-before="auto" style:column-width="56.75pt"/>
    </style:style>
    <style:style style:name="co28" style:family="table-column">
      <style:table-column-properties fo:break-before="auto" style:column-width="94.5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59.9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0.0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enerator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table:style-name="Heading" office:value-type="string" calcext:value-type="string">
            <text:p>Race</text:p>
          </table:table-cell>
          <table:table-cell table:style-name="Heading" office:value-type="string" calcext:value-type="string">
            <text:p>Sex</text:p>
          </table:table-cell>
          <table:table-cell table:style-name="Heading" office:value-type="string" calcext:value-type="string">
            <text:p>Row</text:p>
          </table:table-cell>
          <table:table-cell table:style-name="Heading" office:value-type="string" calcext:value-type="string">
            <text:p>Count</text:p>
          </table:table-cell>
          <table:table-cell table:style-name="Heading" office:value-type="string" calcext:value-type="string">
            <text:p>First Name</text:p>
          </table:table-cell>
          <table:table-cell table:style-name="Heading" office:value-type="string" calcext:value-type="string">
            <text:p>Last Name</text:p>
          </table:table-cell>
          <table:table-cell table:style-name="Heading" office:value-type="string" calcext:value-type="string">
            <text:p>Name</text:p>
          </table:table-cell>
        </table:table-row>
        <table:table-row table:style-name="ro4">
          <table:table-cell office:value-type="string" calcext:value-type="string">
            <text:p>Dwarf</text:p>
          </table:table-cell>
          <table:table-cell office:value-type="string" calcext:value-type="string">
            <text:p>F</text:p>
          </table:table-cell>
          <table:table-cell table:formula="of:=IF(LEN([.A2]&amp;[.B2])&lt;1;&quot;&quot;;&quot;'&quot;&amp;[.A2]&amp;&quot;-&quot;&amp;[.B2]&amp;&quot;'.&quot;)" office:value-type="string" office:string-value="'Dwarf-F'." calcext:value-type="string">
            <text:p>'Dwarf-F'.</text:p>
          </table:table-cell>
          <table:table-cell table:formula="of:=COUNTA(INDIRECT([.C2]&amp;&quot;A1:A1000&quot;))" office:value-type="float" office:value="20" calcext:value-type="float">
            <text:p>20</text:p>
          </table:table-cell>
          <table:table-cell table:formula="of:=IF(LEN([.A2]&amp;[.B2])&lt;1;&quot;&quot;;INDIRECT([.C2]&amp;&quot;A&quot;&amp;RANDBETWEEN(1;[.D2])))" office:value-type="string" office:string-value="Doll" calcext:value-type="string">
            <text:p>Doll</text:p>
          </table:table-cell>
          <table:table-cell table:formula="of:=IF(LEN([.A2]&amp;[.B2])&lt;1;&quot;&quot;;INDIRECT([.C2]&amp;&quot;B&quot;&amp;RANDBETWEEN(1;[.D2])))" office:value-type="string" office:string-value="Stormtrack" calcext:value-type="string">
            <text:p>Stormtrack</text:p>
          </table:table-cell>
          <table:table-cell table:formula="of:=[.E2]&amp;IF(LEN([.F2])&gt;1;&quot; &quot;&amp;[.F2];&quot;&quot;)" office:value-type="string" office:string-value="Doll Stormtrack" calcext:value-type="string">
            <text:p>Doll Stormtrack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3]&amp;[.B3])&lt;1;&quot;&quot;;&quot;'&quot;&amp;[.A3]&amp;&quot;-&quot;&amp;[.B3]&amp;&quot;'.&quot;)" office:value-type="string" office:string-value="'Human-M'." calcext:value-type="string">
            <text:p>'Human-M'.</text:p>
          </table:table-cell>
          <table:table-cell table:formula="of:=COUNTA(INDIRECT([.C3]&amp;&quot;A1:A1000&quot;))" office:value-type="float" office:value="55" calcext:value-type="float">
            <text:p>55</text:p>
          </table:table-cell>
          <table:table-cell table:formula="of:=IF(LEN([.A3]&amp;[.B3])&lt;1;&quot;&quot;;INDIRECT([.C3]&amp;&quot;A&quot;&amp;RANDBETWEEN(1;[.D3])))" office:value-type="string" office:string-value="Thanduulf" calcext:value-type="string">
            <text:p>Thanduulf</text:p>
          </table:table-cell>
          <table:table-cell table:formula="of:=IF(LEN([.A3]&amp;[.B3])&lt;1;&quot;&quot;;INDIRECT([.C3]&amp;&quot;B&quot;&amp;RANDBETWEEN(1;[.D3])))" office:value-type="string" office:string-value="Vozghad" calcext:value-type="string">
            <text:p>Vozghad</text:p>
          </table:table-cell>
          <table:table-cell table:formula="of:=[.E3]&amp;IF(LEN([.F3])&gt;1;&quot; &quot;&amp;[.F3];&quot;&quot;)" office:value-type="string" office:string-value="Thanduulf Vozghad" calcext:value-type="string">
            <text:p>Thanduulf Vozghad</text:p>
          </table:table-cell>
        </table:table-row>
        <table:table-row table:style-name="ro4">
          <table:table-cell office:value-type="string" calcext:value-type="string">
            <text:p>Dwarf</text:p>
          </table:table-cell>
          <table:table-cell office:value-type="string" calcext:value-type="string">
            <text:p>M</text:p>
          </table:table-cell>
          <table:table-cell table:formula="of:=IF(LEN([.A4]&amp;[.B4])&lt;1;&quot;&quot;;&quot;'&quot;&amp;[.A4]&amp;&quot;-&quot;&amp;[.B4]&amp;&quot;'.&quot;)" office:value-type="string" office:string-value="'Dwarf-M'." calcext:value-type="string">
            <text:p>'Dwarf-M'.</text:p>
          </table:table-cell>
          <table:table-cell table:formula="of:=COUNTA(INDIRECT([.C4]&amp;&quot;A1:A1000&quot;))" office:value-type="float" office:value="20" calcext:value-type="float">
            <text:p>20</text:p>
          </table:table-cell>
          <table:table-cell table:formula="of:=IF(LEN([.A4]&amp;[.B4])&lt;1;&quot;&quot;;INDIRECT([.C4]&amp;&quot;A&quot;&amp;RANDBETWEEN(1;[.D4])))" office:value-type="string" office:string-value="Zursk" calcext:value-type="string">
            <text:p>Zursk</text:p>
          </table:table-cell>
          <table:table-cell table:formula="of:=IF(LEN([.A4]&amp;[.B4])&lt;1;&quot;&quot;;INDIRECT([.C4]&amp;&quot;B&quot;&amp;RANDBETWEEN(1;[.D4])))" office:value-type="string" office:string-value="Sraknag" calcext:value-type="string">
            <text:p>Sraknag</text:p>
          </table:table-cell>
          <table:table-cell table:formula="of:=[.E4]&amp;IF(LEN([.F4])&gt;1;&quot; &quot;&amp;[.F4];&quot;&quot;)" office:value-type="string" office:string-value="Zursk Sraknag" calcext:value-type="string">
            <text:p>Zursk Sraknag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5]&amp;[.B5])&lt;1;&quot;&quot;;&quot;'&quot;&amp;[.A5]&amp;&quot;-&quot;&amp;[.B5]&amp;&quot;'.&quot;)" office:value-type="string" office:string-value="'Gnome-M'." calcext:value-type="string">
            <text:p>'Gnome-M'.</text:p>
          </table:table-cell>
          <table:table-cell table:formula="of:=COUNTA(INDIRECT([.C5]&amp;&quot;A1:A1000&quot;))" office:value-type="float" office:value="50" calcext:value-type="float">
            <text:p>50</text:p>
          </table:table-cell>
          <table:table-cell table:formula="of:=IF(LEN([.A5]&amp;[.B5])&lt;1;&quot;&quot;;INDIRECT([.C5]&amp;&quot;A&quot;&amp;RANDBETWEEN(1;[.D5])))" office:value-type="string" office:string-value="Nebnen" calcext:value-type="string">
            <text:p>Nebnen</text:p>
          </table:table-cell>
          <table:table-cell table:formula="of:=IF(LEN([.A5]&amp;[.B5])&lt;1;&quot;&quot;;INDIRECT([.C5]&amp;&quot;B&quot;&amp;RANDBETWEEN(1;[.D5])))" office:value-type="string" office:string-value="Tantiweg" calcext:value-type="string">
            <text:p>Tantiweg</text:p>
          </table:table-cell>
          <table:table-cell table:formula="of:=[.E5]&amp;IF(LEN([.F5])&gt;1;&quot; &quot;&amp;[.F5];&quot;&quot;)" office:value-type="string" office:string-value="Nebnen Tantiweg" calcext:value-type="string">
            <text:p>Nebnen Tantiweg</text:p>
          </table:table-cell>
        </table:table-row>
        <table:table-row table:style-name="ro4">
          <table:table-cell office:value-type="string" calcext:value-type="string">
            <text:p>Halfling</text:p>
          </table:table-cell>
          <table:table-cell office:value-type="string" calcext:value-type="string">
            <text:p>M</text:p>
          </table:table-cell>
          <table:table-cell table:formula="of:=IF(LEN([.A6]&amp;[.B6])&lt;1;&quot;&quot;;&quot;'&quot;&amp;[.A6]&amp;&quot;-&quot;&amp;[.B6]&amp;&quot;'.&quot;)" office:value-type="string" office:string-value="'Halfling-M'." calcext:value-type="string">
            <text:p>'Halfling-M'.</text:p>
          </table:table-cell>
          <table:table-cell table:formula="of:=COUNTA(INDIRECT([.C6]&amp;&quot;A1:A1000&quot;))" office:value-type="float" office:value="20" calcext:value-type="float">
            <text:p>20</text:p>
          </table:table-cell>
          <table:table-cell table:formula="of:=IF(LEN([.A6]&amp;[.B6])&lt;1;&quot;&quot;;INDIRECT([.C6]&amp;&quot;A&quot;&amp;RANDBETWEEN(1;[.D6])))" office:value-type="string" office:string-value="Dentarcas" calcext:value-type="string">
            <text:p>Dentarcas</text:p>
          </table:table-cell>
          <table:table-cell table:formula="of:=IF(LEN([.A6]&amp;[.B6])&lt;1;&quot;&quot;;INDIRECT([.C6]&amp;&quot;B&quot;&amp;RANDBETWEEN(1;[.D6])))" office:value-type="string" office:string-value="Uzriath" calcext:value-type="string">
            <text:p>Uzriath</text:p>
          </table:table-cell>
          <table:table-cell table:formula="of:=[.E6]&amp;IF(LEN([.F6])&gt;1;&quot; &quot;&amp;[.F6];&quot;&quot;)" office:value-type="string" office:string-value="Dentarcas Uzriath" calcext:value-type="string">
            <text:p>Dentarcas Uzriath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7]&amp;[.B7])&lt;1;&quot;&quot;;&quot;'&quot;&amp;[.A7]&amp;&quot;-&quot;&amp;[.B7]&amp;&quot;'.&quot;)" office:value-type="string" office:string-value="'Human-M'." calcext:value-type="string">
            <text:p>'Human-M'.</text:p>
          </table:table-cell>
          <table:table-cell table:formula="of:=COUNTA(INDIRECT([.C7]&amp;&quot;A1:A1000&quot;))" office:value-type="float" office:value="55" calcext:value-type="float">
            <text:p>55</text:p>
          </table:table-cell>
          <table:table-cell table:formula="of:=IF(LEN([.A7]&amp;[.B7])&lt;1;&quot;&quot;;INDIRECT([.C7]&amp;&quot;A&quot;&amp;RANDBETWEEN(1;[.D7])))" office:value-type="string" office:string-value="Hjulkorr" calcext:value-type="string">
            <text:p>Hjulkorr</text:p>
          </table:table-cell>
          <table:table-cell table:formula="of:=IF(LEN([.A7]&amp;[.B7])&lt;1;&quot;&quot;;INDIRECT([.C7]&amp;&quot;B&quot;&amp;RANDBETWEEN(1;[.D7])))" office:value-type="string" office:string-value="Mirkuml" calcext:value-type="string">
            <text:p>Mirkuml</text:p>
          </table:table-cell>
          <table:table-cell table:formula="of:=[.E7]&amp;IF(LEN([.F7])&gt;1;&quot; &quot;&amp;[.F7];&quot;&quot;)" office:value-type="string" office:string-value="Hjulkorr Mirkuml" calcext:value-type="string">
            <text:p>Hjulkorr Mirkuml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8]&amp;[.B8])&lt;1;&quot;&quot;;&quot;'&quot;&amp;[.A8]&amp;&quot;-&quot;&amp;[.B8]&amp;&quot;'.&quot;)" office:value-type="string" office:string-value="'Gnome-M'." calcext:value-type="string">
            <text:p>'Gnome-M'.</text:p>
          </table:table-cell>
          <table:table-cell table:formula="of:=COUNTA(INDIRECT([.C8]&amp;&quot;A1:A1000&quot;))" office:value-type="float" office:value="50" calcext:value-type="float">
            <text:p>50</text:p>
          </table:table-cell>
          <table:table-cell table:formula="of:=IF(LEN([.A8]&amp;[.B8])&lt;1;&quot;&quot;;INDIRECT([.C8]&amp;&quot;A&quot;&amp;RANDBETWEEN(1;[.D8])))" office:value-type="string" office:string-value="Ingiumot" calcext:value-type="string">
            <text:p>Ingiumot</text:p>
          </table:table-cell>
          <table:table-cell table:formula="of:=IF(LEN([.A8]&amp;[.B8])&lt;1;&quot;&quot;;INDIRECT([.C8]&amp;&quot;B&quot;&amp;RANDBETWEEN(1;[.D8])))" office:value-type="string" office:string-value="Hin" calcext:value-type="string">
            <text:p>Hin</text:p>
          </table:table-cell>
          <table:table-cell table:formula="of:=[.E8]&amp;IF(LEN([.F8])&gt;1;&quot; &quot;&amp;[.F8];&quot;&quot;)" office:value-type="string" office:string-value="Ingiumot Hin" calcext:value-type="string">
            <text:p>Ingiumot Hin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9]&amp;[.B9])&lt;1;&quot;&quot;;&quot;'&quot;&amp;[.A9]&amp;&quot;-&quot;&amp;[.B9]&amp;&quot;'.&quot;)" office:value-type="string" office:string-value="'Gnome-M'." calcext:value-type="string">
            <text:p>'Gnome-M'.</text:p>
          </table:table-cell>
          <table:table-cell table:formula="of:=COUNTA(INDIRECT([.C9]&amp;&quot;A1:A1000&quot;))" office:value-type="float" office:value="50" calcext:value-type="float">
            <text:p>50</text:p>
          </table:table-cell>
          <table:table-cell table:formula="of:=IF(LEN([.A9]&amp;[.B9])&lt;1;&quot;&quot;;INDIRECT([.C9]&amp;&quot;A&quot;&amp;RANDBETWEEN(1;[.D9])))" office:value-type="string" office:string-value="Kovost" calcext:value-type="string">
            <text:p>Kovost</text:p>
          </table:table-cell>
          <table:table-cell table:formula="of:=IF(LEN([.A9]&amp;[.B9])&lt;1;&quot;&quot;;INDIRECT([.C9]&amp;&quot;B&quot;&amp;RANDBETWEEN(1;[.D9])))" office:value-type="string" office:string-value="Grareng" calcext:value-type="string">
            <text:p>Grareng</text:p>
          </table:table-cell>
          <table:table-cell table:formula="of:=[.E9]&amp;IF(LEN([.F9])&gt;1;&quot; &quot;&amp;[.F9];&quot;&quot;)" office:value-type="string" office:string-value="Kovost Grareng" calcext:value-type="string">
            <text:p>Kovost Grareng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10]&amp;[.B10])&lt;1;&quot;&quot;;&quot;'&quot;&amp;[.A10]&amp;&quot;-&quot;&amp;[.B10]&amp;&quot;'.&quot;)" office:value-type="string" office:string-value="'Human-M'." calcext:value-type="string">
            <text:p>'Human-M'.</text:p>
          </table:table-cell>
          <table:table-cell table:formula="of:=COUNTA(INDIRECT([.C10]&amp;&quot;A1:A1000&quot;))" office:value-type="float" office:value="55" calcext:value-type="float">
            <text:p>55</text:p>
          </table:table-cell>
          <table:table-cell table:formula="of:=IF(LEN([.A10]&amp;[.B10])&lt;1;&quot;&quot;;INDIRECT([.C10]&amp;&quot;A&quot;&amp;RANDBETWEEN(1;[.D10])))" office:value-type="string" office:string-value="Syarez" calcext:value-type="string">
            <text:p>Syarez</text:p>
          </table:table-cell>
          <table:table-cell table:formula="of:=IF(LEN([.A10]&amp;[.B10])&lt;1;&quot;&quot;;INDIRECT([.C10]&amp;&quot;B&quot;&amp;RANDBETWEEN(1;[.D10])))" office:value-type="string" office:string-value="Qilmej" calcext:value-type="string">
            <text:p>Qilmej</text:p>
          </table:table-cell>
          <table:table-cell table:formula="of:=[.E10]&amp;IF(LEN([.F10])&gt;1;&quot; &quot;&amp;[.F10];&quot;&quot;)" office:value-type="string" office:string-value="Syarez Qilmej" calcext:value-type="string">
            <text:p>Syarez Qilmej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11]&amp;[.B11])&lt;1;&quot;&quot;;&quot;'&quot;&amp;[.A11]&amp;&quot;-&quot;&amp;[.B11]&amp;&quot;'.&quot;)" office:value-type="string" office:string-value="'Gnome-F'." calcext:value-type="string">
            <text:p>'Gnome-F'.</text:p>
          </table:table-cell>
          <table:table-cell table:formula="of:=COUNTA(INDIRECT([.C11]&amp;&quot;A1:A1000&quot;))" office:value-type="float" office:value="50" calcext:value-type="float">
            <text:p>50</text:p>
          </table:table-cell>
          <table:table-cell table:formula="of:=IF(LEN([.A11]&amp;[.B11])&lt;1;&quot;&quot;;INDIRECT([.C11]&amp;&quot;A&quot;&amp;RANDBETWEEN(1;[.D11])))" office:value-type="string" office:string-value="Ienpus" calcext:value-type="string">
            <text:p>Ienpus</text:p>
          </table:table-cell>
          <table:table-cell table:formula="of:=IF(LEN([.A11]&amp;[.B11])&lt;1;&quot;&quot;;INDIRECT([.C11]&amp;&quot;B&quot;&amp;RANDBETWEEN(1;[.D11])))" office:value-type="string" office:string-value="Baam" calcext:value-type="string">
            <text:p>Baam</text:p>
          </table:table-cell>
          <table:table-cell table:formula="of:=[.E11]&amp;IF(LEN([.F11])&gt;1;&quot; &quot;&amp;[.F11];&quot;&quot;)" office:value-type="string" office:string-value="Ienpus Baam" calcext:value-type="string">
            <text:p>Ienpus Baam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12]&amp;[.B12])&lt;1;&quot;&quot;;&quot;'&quot;&amp;[.A12]&amp;&quot;-&quot;&amp;[.B12]&amp;&quot;'.&quot;)" office:value-type="string" office:string-value="'Human-M'." calcext:value-type="string">
            <text:p>'Human-M'.</text:p>
          </table:table-cell>
          <table:table-cell table:formula="of:=COUNTA(INDIRECT([.C12]&amp;&quot;A1:A1000&quot;))" office:value-type="float" office:value="55" calcext:value-type="float">
            <text:p>55</text:p>
          </table:table-cell>
          <table:table-cell table:formula="of:=IF(LEN([.A12]&amp;[.B12])&lt;1;&quot;&quot;;INDIRECT([.C12]&amp;&quot;A&quot;&amp;RANDBETWEEN(1;[.D12])))" office:value-type="string" office:string-value="Trarcut" calcext:value-type="string">
            <text:p>Trarcut</text:p>
          </table:table-cell>
          <table:table-cell table:formula="of:=IF(LEN([.A12]&amp;[.B12])&lt;1;&quot;&quot;;INDIRECT([.C12]&amp;&quot;B&quot;&amp;RANDBETWEEN(1;[.D12])))" office:value-type="string" office:string-value="Kuphix" calcext:value-type="string">
            <text:p>Kuphix</text:p>
          </table:table-cell>
          <table:table-cell table:formula="of:=[.E12]&amp;IF(LEN([.F12])&gt;1;&quot; &quot;&amp;[.F12];&quot;&quot;)" office:value-type="string" office:string-value="Trarcut Kuphix" calcext:value-type="string">
            <text:p>Trarcut Kuphix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13]&amp;[.B13])&lt;1;&quot;&quot;;&quot;'&quot;&amp;[.A13]&amp;&quot;-&quot;&amp;[.B13]&amp;&quot;'.&quot;)" office:value-type="string" office:string-value="'Human-M'." calcext:value-type="string">
            <text:p>'Human-M'.</text:p>
          </table:table-cell>
          <table:table-cell table:formula="of:=COUNTA(INDIRECT([.C13]&amp;&quot;A1:A1000&quot;))" office:value-type="float" office:value="55" calcext:value-type="float">
            <text:p>55</text:p>
          </table:table-cell>
          <table:table-cell table:formula="of:=IF(LEN([.A13]&amp;[.B13])&lt;1;&quot;&quot;;INDIRECT([.C13]&amp;&quot;A&quot;&amp;RANDBETWEEN(1;[.D13])))" office:value-type="string" office:string-value="Dostisk" calcext:value-type="string">
            <text:p>Dostisk</text:p>
          </table:table-cell>
          <table:table-cell table:formula="of:=IF(LEN([.A13]&amp;[.B13])&lt;1;&quot;&quot;;INDIRECT([.C13]&amp;&quot;B&quot;&amp;RANDBETWEEN(1;[.D13])))" office:value-type="string" office:string-value="Buldist" calcext:value-type="string">
            <text:p>Buldist</text:p>
          </table:table-cell>
          <table:table-cell table:formula="of:=[.E13]&amp;IF(LEN([.F13])&gt;1;&quot; &quot;&amp;[.F13];&quot;&quot;)" office:value-type="string" office:string-value="Dostisk Buldist" calcext:value-type="string">
            <text:p>Dostisk Buldist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14]&amp;[.B14])&lt;1;&quot;&quot;;&quot;'&quot;&amp;[.A14]&amp;&quot;-&quot;&amp;[.B14]&amp;&quot;'.&quot;)" office:value-type="string" office:string-value="'Gnome-F'." calcext:value-type="string">
            <text:p>'Gnome-F'.</text:p>
          </table:table-cell>
          <table:table-cell table:formula="of:=COUNTA(INDIRECT([.C14]&amp;&quot;A1:A1000&quot;))" office:value-type="float" office:value="50" calcext:value-type="float">
            <text:p>50</text:p>
          </table:table-cell>
          <table:table-cell table:formula="of:=IF(LEN([.A14]&amp;[.B14])&lt;1;&quot;&quot;;INDIRECT([.C14]&amp;&quot;A&quot;&amp;RANDBETWEEN(1;[.D14])))" office:value-type="string" office:string-value="Duhon" calcext:value-type="string">
            <text:p>Duhon</text:p>
          </table:table-cell>
          <table:table-cell table:formula="of:=IF(LEN([.A14]&amp;[.B14])&lt;1;&quot;&quot;;INDIRECT([.C14]&amp;&quot;B&quot;&amp;RANDBETWEEN(1;[.D14])))" office:value-type="string" office:string-value="Blezbalmom" calcext:value-type="string">
            <text:p>Blezbalmom</text:p>
          </table:table-cell>
          <table:table-cell table:formula="of:=[.E14]&amp;IF(LEN([.F14])&gt;1;&quot; &quot;&amp;[.F14];&quot;&quot;)" office:value-type="string" office:string-value="Duhon Blezbalmom" calcext:value-type="string">
            <text:p>Duhon Blezbalmom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IF(LEN([.A15]&amp;[.B15])&lt;1;&quot;&quot;;&quot;'&quot;&amp;[.A15]&amp;&quot;-&quot;&amp;[.B15]&amp;&quot;'.&quot;)" office:value-type="string" office:string-value="'Human-F'." calcext:value-type="string">
            <text:p>'Human-F'.</text:p>
          </table:table-cell>
          <table:table-cell table:formula="of:=COUNTA(INDIRECT([.C15]&amp;&quot;A1:A1000&quot;))" office:value-type="float" office:value="55" calcext:value-type="float">
            <text:p>55</text:p>
          </table:table-cell>
          <table:table-cell table:formula="of:=IF(LEN([.A15]&amp;[.B15])&lt;1;&quot;&quot;;INDIRECT([.C15]&amp;&quot;A&quot;&amp;RANDBETWEEN(1;[.D15])))" office:value-type="string" office:string-value="Sirli" calcext:value-type="string">
            <text:p>Sirli</text:p>
          </table:table-cell>
          <table:table-cell table:formula="of:=IF(LEN([.A15]&amp;[.B15])&lt;1;&quot;&quot;;INDIRECT([.C15]&amp;&quot;B&quot;&amp;RANDBETWEEN(1;[.D15])))" office:value-type="string" office:string-value="Keensong" calcext:value-type="string">
            <text:p>Keensong</text:p>
          </table:table-cell>
          <table:table-cell table:formula="of:=[.E15]&amp;IF(LEN([.F15])&gt;1;&quot; &quot;&amp;[.F15];&quot;&quot;)" office:value-type="string" office:string-value="Sirli Keensong" calcext:value-type="string">
            <text:p>Sirli Keensong</text:p>
          </table:table-cell>
        </table:table-row>
        <table:table-row table:style-name="ro4">
          <table:table-cell office:value-type="string" calcext:value-type="string">
            <text:p>Elf</text:p>
          </table:table-cell>
          <table:table-cell office:value-type="string" calcext:value-type="string">
            <text:p>M</text:p>
          </table:table-cell>
          <table:table-cell table:formula="of:=IF(LEN([.A16]&amp;[.B16])&lt;1;&quot;&quot;;&quot;'&quot;&amp;[.A16]&amp;&quot;-&quot;&amp;[.B16]&amp;&quot;'.&quot;)" office:value-type="string" office:string-value="'Elf-M'." calcext:value-type="string">
            <text:p>'Elf-M'.</text:p>
          </table:table-cell>
          <table:table-cell table:formula="of:=COUNTA(INDIRECT([.C16]&amp;&quot;A1:A1000&quot;))" office:value-type="float" office:value="20" calcext:value-type="float">
            <text:p>20</text:p>
          </table:table-cell>
          <table:table-cell table:formula="of:=IF(LEN([.A16]&amp;[.B16])&lt;1;&quot;&quot;;INDIRECT([.C16]&amp;&quot;A&quot;&amp;RANDBETWEEN(1;[.D16])))" office:value-type="string" office:string-value="Thas" calcext:value-type="string">
            <text:p>Thas</text:p>
          </table:table-cell>
          <table:table-cell table:formula="of:=IF(LEN([.A16]&amp;[.B16])&lt;1;&quot;&quot;;INDIRECT([.C16]&amp;&quot;B&quot;&amp;RANDBETWEEN(1;[.D16])))" office:value-type="string" office:string-value="Gassaror" calcext:value-type="string">
            <text:p>Gassaror</text:p>
          </table:table-cell>
          <table:table-cell table:formula="of:=[.E16]&amp;IF(LEN([.F16])&gt;1;&quot; &quot;&amp;[.F16];&quot;&quot;)" office:value-type="string" office:string-value="Thas Gassaror" calcext:value-type="string">
            <text:p>Thas Gassaror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17]&amp;[.B17])&lt;1;&quot;&quot;;&quot;'&quot;&amp;[.A17]&amp;&quot;-&quot;&amp;[.B17]&amp;&quot;'.&quot;)" office:value-type="string" office:string-value="'Human-M'." calcext:value-type="string">
            <text:p>'Human-M'.</text:p>
          </table:table-cell>
          <table:table-cell table:formula="of:=COUNTA(INDIRECT([.C17]&amp;&quot;A1:A1000&quot;))" office:value-type="float" office:value="55" calcext:value-type="float">
            <text:p>55</text:p>
          </table:table-cell>
          <table:table-cell table:formula="of:=IF(LEN([.A17]&amp;[.B17])&lt;1;&quot;&quot;;INDIRECT([.C17]&amp;&quot;A&quot;&amp;RANDBETWEEN(1;[.D17])))" office:value-type="string" office:string-value="Brinkon" calcext:value-type="string">
            <text:p>Brinkon</text:p>
          </table:table-cell>
          <table:table-cell table:formula="of:=IF(LEN([.A17]&amp;[.B17])&lt;1;&quot;&quot;;INDIRECT([.C17]&amp;&quot;B&quot;&amp;RANDBETWEEN(1;[.D17])))" office:value-type="string" office:string-value="Frarsiml" calcext:value-type="string">
            <text:p>Frarsiml</text:p>
          </table:table-cell>
          <table:table-cell table:formula="of:=[.E17]&amp;IF(LEN([.F17])&gt;1;&quot; &quot;&amp;[.F17];&quot;&quot;)" office:value-type="string" office:string-value="Brinkon Frarsiml" calcext:value-type="string">
            <text:p>Brinkon Frarsiml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18]&amp;[.B18])&lt;1;&quot;&quot;;&quot;'&quot;&amp;[.A18]&amp;&quot;-&quot;&amp;[.B18]&amp;&quot;'.&quot;)" office:value-type="string" office:string-value="'Gnome-F'." calcext:value-type="string">
            <text:p>'Gnome-F'.</text:p>
          </table:table-cell>
          <table:table-cell table:formula="of:=COUNTA(INDIRECT([.C18]&amp;&quot;A1:A1000&quot;))" office:value-type="float" office:value="50" calcext:value-type="float">
            <text:p>50</text:p>
          </table:table-cell>
          <table:table-cell table:formula="of:=IF(LEN([.A18]&amp;[.B18])&lt;1;&quot;&quot;;INDIRECT([.C18]&amp;&quot;A&quot;&amp;RANDBETWEEN(1;[.D18])))" office:value-type="string" office:string-value="Vionpiack" calcext:value-type="string">
            <text:p>Vionpiack</text:p>
          </table:table-cell>
          <table:table-cell table:formula="of:=IF(LEN([.A18]&amp;[.B18])&lt;1;&quot;&quot;;INDIRECT([.C18]&amp;&quot;B&quot;&amp;RANDBETWEEN(1;[.D18])))" office:value-type="string" office:string-value="Shawled" calcext:value-type="string">
            <text:p>Shawled</text:p>
          </table:table-cell>
          <table:table-cell table:formula="of:=[.E18]&amp;IF(LEN([.F18])&gt;1;&quot; &quot;&amp;[.F18];&quot;&quot;)" office:value-type="string" office:string-value="Vionpiack Shawled" calcext:value-type="string">
            <text:p>Vionpiack Shawled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19]&amp;[.B19])&lt;1;&quot;&quot;;&quot;'&quot;&amp;[.A19]&amp;&quot;-&quot;&amp;[.B19]&amp;&quot;'.&quot;)" office:value-type="string" office:string-value="'Human-M'." calcext:value-type="string">
            <text:p>'Human-M'.</text:p>
          </table:table-cell>
          <table:table-cell table:formula="of:=COUNTA(INDIRECT([.C19]&amp;&quot;A1:A1000&quot;))" office:value-type="float" office:value="55" calcext:value-type="float">
            <text:p>55</text:p>
          </table:table-cell>
          <table:table-cell table:formula="of:=IF(LEN([.A19]&amp;[.B19])&lt;1;&quot;&quot;;INDIRECT([.C19]&amp;&quot;A&quot;&amp;RANDBETWEEN(1;[.D19])))" office:value-type="string" office:string-value="Thikec" calcext:value-type="string">
            <text:p>Thikec</text:p>
          </table:table-cell>
          <table:table-cell table:formula="of:=IF(LEN([.A19]&amp;[.B19])&lt;1;&quot;&quot;;INDIRECT([.C19]&amp;&quot;B&quot;&amp;RANDBETWEEN(1;[.D19])))" office:value-type="string" office:string-value="Vhoshtion" calcext:value-type="string">
            <text:p>Vhoshtion</text:p>
          </table:table-cell>
          <table:table-cell table:formula="of:=[.E19]&amp;IF(LEN([.F19])&gt;1;&quot; &quot;&amp;[.F19];&quot;&quot;)" office:value-type="string" office:string-value="Thikec Vhoshtion" calcext:value-type="string">
            <text:p>Thikec Vhoshtion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0]&amp;[.B20])&lt;1;&quot;&quot;;&quot;'&quot;&amp;[.A20]&amp;&quot;-&quot;&amp;[.B20]&amp;&quot;'.&quot;)" office:value-type="string" office:string-value="'Human-M'." calcext:value-type="string">
            <text:p>'Human-M'.</text:p>
          </table:table-cell>
          <table:table-cell table:formula="of:=COUNTA(INDIRECT([.C20]&amp;&quot;A1:A1000&quot;))" office:value-type="float" office:value="55" calcext:value-type="float">
            <text:p>55</text:p>
          </table:table-cell>
          <table:table-cell table:formula="of:=IF(LEN([.A20]&amp;[.B20])&lt;1;&quot;&quot;;INDIRECT([.C20]&amp;&quot;A&quot;&amp;RANDBETWEEN(1;[.D20])))" office:value-type="string" office:string-value="Indi" calcext:value-type="string">
            <text:p>Indi</text:p>
          </table:table-cell>
          <table:table-cell table:formula="of:=IF(LEN([.A20]&amp;[.B20])&lt;1;&quot;&quot;;INDIRECT([.C20]&amp;&quot;B&quot;&amp;RANDBETWEEN(1;[.D20])))" office:value-type="string" office:string-value="Tihux" calcext:value-type="string">
            <text:p>Tihux</text:p>
          </table:table-cell>
          <table:table-cell table:formula="of:=[.E20]&amp;IF(LEN([.F20])&gt;1;&quot; &quot;&amp;[.F20];&quot;&quot;)" office:value-type="string" office:string-value="Indi Tihux" calcext:value-type="string">
            <text:p>Indi Tihux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21]&amp;[.B21])&lt;1;&quot;&quot;;&quot;'&quot;&amp;[.A21]&amp;&quot;-&quot;&amp;[.B21]&amp;&quot;'.&quot;)" office:value-type="string" office:string-value="'Gnome-M'." calcext:value-type="string">
            <text:p>'Gnome-M'.</text:p>
          </table:table-cell>
          <table:table-cell table:formula="of:=COUNTA(INDIRECT([.C21]&amp;&quot;A1:A1000&quot;))" office:value-type="float" office:value="50" calcext:value-type="float">
            <text:p>50</text:p>
          </table:table-cell>
          <table:table-cell table:formula="of:=IF(LEN([.A21]&amp;[.B21])&lt;1;&quot;&quot;;INDIRECT([.C21]&amp;&quot;A&quot;&amp;RANDBETWEEN(1;[.D21])))" office:value-type="string" office:string-value="Olbokqopost" calcext:value-type="string">
            <text:p>Olbokqopost</text:p>
          </table:table-cell>
          <table:table-cell table:formula="of:=IF(LEN([.A21]&amp;[.B21])&lt;1;&quot;&quot;;INDIRECT([.C21]&amp;&quot;B&quot;&amp;RANDBETWEEN(1;[.D21])))" office:value-type="string" office:string-value="Hin" calcext:value-type="string">
            <text:p>Hin</text:p>
          </table:table-cell>
          <table:table-cell table:formula="of:=[.E21]&amp;IF(LEN([.F21])&gt;1;&quot; &quot;&amp;[.F21];&quot;&quot;)" office:value-type="string" office:string-value="Olbokqopost Hin" calcext:value-type="string">
            <text:p>Olbokqopost Hin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22]&amp;[.B22])&lt;1;&quot;&quot;;&quot;'&quot;&amp;[.A22]&amp;&quot;-&quot;&amp;[.B22]&amp;&quot;'.&quot;)" office:value-type="string" office:string-value="'Gnome-F'." calcext:value-type="string">
            <text:p>'Gnome-F'.</text:p>
          </table:table-cell>
          <table:table-cell table:formula="of:=COUNTA(INDIRECT([.C22]&amp;&quot;A1:A1000&quot;))" office:value-type="float" office:value="50" calcext:value-type="float">
            <text:p>50</text:p>
          </table:table-cell>
          <table:table-cell table:formula="of:=IF(LEN([.A22]&amp;[.B22])&lt;1;&quot;&quot;;INDIRECT([.C22]&amp;&quot;A&quot;&amp;RANDBETWEEN(1;[.D22])))" office:value-type="string" office:string-value="Wethrunioth" calcext:value-type="string">
            <text:p>Wethrunioth</text:p>
          </table:table-cell>
          <table:table-cell table:formula="of:=IF(LEN([.A22]&amp;[.B22])&lt;1;&quot;&quot;;INDIRECT([.C22]&amp;&quot;B&quot;&amp;RANDBETWEEN(1;[.D22])))" office:value-type="string" office:string-value="Kriansudli" calcext:value-type="string">
            <text:p>Kriansudli</text:p>
          </table:table-cell>
          <table:table-cell table:formula="of:=[.E22]&amp;IF(LEN([.F22])&gt;1;&quot; &quot;&amp;[.F22];&quot;&quot;)" office:value-type="string" office:string-value="Wethrunioth Kriansudli" calcext:value-type="string">
            <text:p>Wethrunioth Kriansudli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IF(LEN([.A23]&amp;[.B23])&lt;1;&quot;&quot;;&quot;'&quot;&amp;[.A23]&amp;&quot;-&quot;&amp;[.B23]&amp;&quot;'.&quot;)" office:value-type="string" office:string-value="'Human-F'." calcext:value-type="string">
            <text:p>'Human-F'.</text:p>
          </table:table-cell>
          <table:table-cell table:formula="of:=COUNTA(INDIRECT([.C23]&amp;&quot;A1:A1000&quot;))" office:value-type="float" office:value="55" calcext:value-type="float">
            <text:p>55</text:p>
          </table:table-cell>
          <table:table-cell table:formula="of:=IF(LEN([.A23]&amp;[.B23])&lt;1;&quot;&quot;;INDIRECT([.C23]&amp;&quot;A&quot;&amp;RANDBETWEEN(1;[.D23])))" office:value-type="string" office:string-value="Hudiya" calcext:value-type="string">
            <text:p>Hudiya</text:p>
          </table:table-cell>
          <table:table-cell table:formula="of:=IF(LEN([.A23]&amp;[.B23])&lt;1;&quot;&quot;;INDIRECT([.C23]&amp;&quot;B&quot;&amp;RANDBETWEEN(1;[.D23])))" office:value-type="string" office:string-value="Nerli" calcext:value-type="string">
            <text:p>Nerli</text:p>
          </table:table-cell>
          <table:table-cell table:formula="of:=[.E23]&amp;IF(LEN([.F23])&gt;1;&quot; &quot;&amp;[.F23];&quot;&quot;)" office:value-type="string" office:string-value="Hudiya Nerli" calcext:value-type="string">
            <text:p>Hudiya Nerli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4]&amp;[.B24])&lt;1;&quot;&quot;;&quot;'&quot;&amp;[.A24]&amp;&quot;-&quot;&amp;[.B24]&amp;&quot;'.&quot;)" office:value-type="string" office:string-value="'Human-M'." calcext:value-type="string">
            <text:p>'Human-M'.</text:p>
          </table:table-cell>
          <table:table-cell table:formula="of:=COUNTA(INDIRECT([.C24]&amp;&quot;A1:A1000&quot;))" office:value-type="float" office:value="55" calcext:value-type="float">
            <text:p>55</text:p>
          </table:table-cell>
          <table:table-cell table:formula="of:=IF(LEN([.A24]&amp;[.B24])&lt;1;&quot;&quot;;INDIRECT([.C24]&amp;&quot;A&quot;&amp;RANDBETWEEN(1;[.D24])))" office:value-type="string" office:string-value="Hakhte" calcext:value-type="string">
            <text:p>Hakhte</text:p>
          </table:table-cell>
          <table:table-cell table:formula="of:=IF(LEN([.A24]&amp;[.B24])&lt;1;&quot;&quot;;INDIRECT([.C24]&amp;&quot;B&quot;&amp;RANDBETWEEN(1;[.D24])))" office:value-type="string" office:string-value="Softhair" calcext:value-type="string">
            <text:p>Softhair</text:p>
          </table:table-cell>
          <table:table-cell table:formula="of:=[.E24]&amp;IF(LEN([.F24])&gt;1;&quot; &quot;&amp;[.F24];&quot;&quot;)" office:value-type="string" office:string-value="Hakhte Softhair" calcext:value-type="string">
            <text:p>Hakhte Softhair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5]&amp;[.B25])&lt;1;&quot;&quot;;&quot;'&quot;&amp;[.A25]&amp;&quot;-&quot;&amp;[.B25]&amp;&quot;'.&quot;)" office:value-type="string" office:string-value="'Human-M'." calcext:value-type="string">
            <text:p>'Human-M'.</text:p>
          </table:table-cell>
          <table:table-cell table:formula="of:=COUNTA(INDIRECT([.C25]&amp;&quot;A1:A1000&quot;))" office:value-type="float" office:value="55" calcext:value-type="float">
            <text:p>55</text:p>
          </table:table-cell>
          <table:table-cell table:formula="of:=IF(LEN([.A25]&amp;[.B25])&lt;1;&quot;&quot;;INDIRECT([.C25]&amp;&quot;A&quot;&amp;RANDBETWEEN(1;[.D25])))" office:value-type="string" office:string-value="Thanduulf" calcext:value-type="string">
            <text:p>Thanduulf</text:p>
          </table:table-cell>
          <table:table-cell table:formula="of:=IF(LEN([.A25]&amp;[.B25])&lt;1;&quot;&quot;;INDIRECT([.C25]&amp;&quot;B&quot;&amp;RANDBETWEEN(1;[.D25])))" office:value-type="string" office:string-value="Yhbraff" calcext:value-type="string">
            <text:p>Yhbraff</text:p>
          </table:table-cell>
          <table:table-cell table:formula="of:=[.E25]&amp;IF(LEN([.F25])&gt;1;&quot; &quot;&amp;[.F25];&quot;&quot;)" office:value-type="string" office:string-value="Thanduulf Yhbraff" calcext:value-type="string">
            <text:p>Thanduulf Yhbraff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6]&amp;[.B26])&lt;1;&quot;&quot;;&quot;'&quot;&amp;[.A26]&amp;&quot;-&quot;&amp;[.B26]&amp;&quot;'.&quot;)" office:value-type="string" office:string-value="'Human-M'." calcext:value-type="string">
            <text:p>'Human-M'.</text:p>
          </table:table-cell>
          <table:table-cell table:formula="of:=COUNTA(INDIRECT([.C26]&amp;&quot;A1:A1000&quot;))" office:value-type="float" office:value="55" calcext:value-type="float">
            <text:p>55</text:p>
          </table:table-cell>
          <table:table-cell table:formula="of:=IF(LEN([.A26]&amp;[.B26])&lt;1;&quot;&quot;;INDIRECT([.C26]&amp;&quot;A&quot;&amp;RANDBETWEEN(1;[.D26])))" office:value-type="string" office:string-value="Helbim" calcext:value-type="string">
            <text:p>Helbim</text:p>
          </table:table-cell>
          <table:table-cell table:formula="of:=IF(LEN([.A26]&amp;[.B26])&lt;1;&quot;&quot;;INDIRECT([.C26]&amp;&quot;B&quot;&amp;RANDBETWEEN(1;[.D26])))" office:value-type="string" office:string-value="Tihux" calcext:value-type="string">
            <text:p>Tihux</text:p>
          </table:table-cell>
          <table:table-cell table:formula="of:=[.E26]&amp;IF(LEN([.F26])&gt;1;&quot; &quot;&amp;[.F26];&quot;&quot;)" office:value-type="string" office:string-value="Helbim Tihux" calcext:value-type="string">
            <text:p>Helbim Tihux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7]&amp;[.B27])&lt;1;&quot;&quot;;&quot;'&quot;&amp;[.A27]&amp;&quot;-&quot;&amp;[.B27]&amp;&quot;'.&quot;)" office:value-type="string" office:string-value="'Human-M'." calcext:value-type="string">
            <text:p>'Human-M'.</text:p>
          </table:table-cell>
          <table:table-cell table:formula="of:=COUNTA(INDIRECT([.C27]&amp;&quot;A1:A1000&quot;))" office:value-type="float" office:value="55" calcext:value-type="float">
            <text:p>55</text:p>
          </table:table-cell>
          <table:table-cell table:formula="of:=IF(LEN([.A27]&amp;[.B27])&lt;1;&quot;&quot;;INDIRECT([.C27]&amp;&quot;A&quot;&amp;RANDBETWEEN(1;[.D27])))" office:value-type="string" office:string-value="Uvrev" calcext:value-type="string">
            <text:p>Uvrev</text:p>
          </table:table-cell>
          <table:table-cell table:formula="of:=IF(LEN([.A27]&amp;[.B27])&lt;1;&quot;&quot;;INDIRECT([.C27]&amp;&quot;B&quot;&amp;RANDBETWEEN(1;[.D27])))" office:value-type="string" office:string-value="Runegleam" calcext:value-type="string">
            <text:p>Runegleam</text:p>
          </table:table-cell>
          <table:table-cell table:formula="of:=[.E27]&amp;IF(LEN([.F27])&gt;1;&quot; &quot;&amp;[.F27];&quot;&quot;)" office:value-type="string" office:string-value="Uvrev Runegleam" calcext:value-type="string">
            <text:p>Uvrev Runegleam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28]&amp;[.B28])&lt;1;&quot;&quot;;&quot;'&quot;&amp;[.A28]&amp;&quot;-&quot;&amp;[.B28]&amp;&quot;'.&quot;)" office:value-type="string" office:string-value="'Human-M'." calcext:value-type="string">
            <text:p>'Human-M'.</text:p>
          </table:table-cell>
          <table:table-cell table:formula="of:=COUNTA(INDIRECT([.C28]&amp;&quot;A1:A1000&quot;))" office:value-type="float" office:value="55" calcext:value-type="float">
            <text:p>55</text:p>
          </table:table-cell>
          <table:table-cell table:formula="of:=IF(LEN([.A28]&amp;[.B28])&lt;1;&quot;&quot;;INDIRECT([.C28]&amp;&quot;A&quot;&amp;RANDBETWEEN(1;[.D28])))" office:value-type="string" office:string-value="Fufem" calcext:value-type="string">
            <text:p>Fufem</text:p>
          </table:table-cell>
          <table:table-cell table:formula="of:=IF(LEN([.A28]&amp;[.B28])&lt;1;&quot;&quot;;INDIRECT([.C28]&amp;&quot;B&quot;&amp;RANDBETWEEN(1;[.D28])))" office:value-type="string" office:string-value="Gerrum" calcext:value-type="string">
            <text:p>Gerrum</text:p>
          </table:table-cell>
          <table:table-cell table:formula="of:=[.E28]&amp;IF(LEN([.F28])&gt;1;&quot; &quot;&amp;[.F28];&quot;&quot;)" office:value-type="string" office:string-value="Fufem Gerrum" calcext:value-type="string">
            <text:p>Fufem Gerrum</text:p>
          </table:table-cell>
        </table:table-row>
        <table:table-row table:style-name="ro4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table:formula="of:=IF(LEN([.A29]&amp;[.B29])&lt;1;&quot;&quot;;&quot;'&quot;&amp;[.A29]&amp;&quot;-&quot;&amp;[.B29]&amp;&quot;'.&quot;)" office:value-type="string" office:string-value="'Goblin-F'." calcext:value-type="string">
            <text:p>'Goblin-F'.</text:p>
          </table:table-cell>
          <table:table-cell table:formula="of:=COUNTA(INDIRECT([.C29]&amp;&quot;A1:A1000&quot;))" office:value-type="float" office:value="20" calcext:value-type="float">
            <text:p>20</text:p>
          </table:table-cell>
          <table:table-cell table:formula="of:=IF(LEN([.A29]&amp;[.B29])&lt;1;&quot;&quot;;INDIRECT([.C29]&amp;&quot;A&quot;&amp;RANDBETWEEN(1;[.D29])))" office:value-type="string" office:string-value="Chodluldo" calcext:value-type="string">
            <text:p>Chodluldo</text:p>
          </table:table-cell>
          <table:table-cell table:formula="of:=IF(LEN([.A29]&amp;[.B29])&lt;1;&quot;&quot;;INDIRECT([.C29]&amp;&quot;B&quot;&amp;RANDBETWEEN(1;[.D29])))" office:value-type="float" office:value="0" calcext:value-type="float">
            <text:p>0</text:p>
          </table:table-cell>
          <table:table-cell table:formula="of:=[.E29]&amp;IF(LEN([.F29])&gt;1;&quot; &quot;&amp;[.F29];&quot;&quot;)" office:value-type="string" office:string-value="Chodluldo" calcext:value-type="string">
            <text:p>Chodluldo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30]&amp;[.B30])&lt;1;&quot;&quot;;&quot;'&quot;&amp;[.A30]&amp;&quot;-&quot;&amp;[.B30]&amp;&quot;'.&quot;)" office:value-type="string" office:string-value="'Gnome-M'." calcext:value-type="string">
            <text:p>'Gnome-M'.</text:p>
          </table:table-cell>
          <table:table-cell table:formula="of:=COUNTA(INDIRECT([.C30]&amp;&quot;A1:A1000&quot;))" office:value-type="float" office:value="50" calcext:value-type="float">
            <text:p>50</text:p>
          </table:table-cell>
          <table:table-cell table:formula="of:=IF(LEN([.A30]&amp;[.B30])&lt;1;&quot;&quot;;INDIRECT([.C30]&amp;&quot;A&quot;&amp;RANDBETWEEN(1;[.D30])))" office:value-type="string" office:string-value="Ecdiun" calcext:value-type="string">
            <text:p>Ecdiun</text:p>
          </table:table-cell>
          <table:table-cell table:formula="of:=IF(LEN([.A30]&amp;[.B30])&lt;1;&quot;&quot;;INDIRECT([.C30]&amp;&quot;B&quot;&amp;RANDBETWEEN(1;[.D30])))" office:value-type="string" office:string-value="Wombuab" calcext:value-type="string">
            <text:p>Wombuab</text:p>
          </table:table-cell>
          <table:table-cell table:formula="of:=[.E30]&amp;IF(LEN([.F30])&gt;1;&quot; &quot;&amp;[.F30];&quot;&quot;)" office:value-type="string" office:string-value="Ecdiun Wombuab" calcext:value-type="string">
            <text:p>Ecdiun Wombuab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IF(LEN([.A31]&amp;[.B31])&lt;1;&quot;&quot;;&quot;'&quot;&amp;[.A31]&amp;&quot;-&quot;&amp;[.B31]&amp;&quot;'.&quot;)" office:value-type="string" office:string-value="'Human-F'." calcext:value-type="string">
            <text:p>'Human-F'.</text:p>
          </table:table-cell>
          <table:table-cell table:formula="of:=COUNTA(INDIRECT([.C31]&amp;&quot;A1:A1000&quot;))" office:value-type="float" office:value="55" calcext:value-type="float">
            <text:p>55</text:p>
          </table:table-cell>
          <table:table-cell table:formula="of:=IF(LEN([.A31]&amp;[.B31])&lt;1;&quot;&quot;;INDIRECT([.C31]&amp;&quot;A&quot;&amp;RANDBETWEEN(1;[.D31])))" office:value-type="string" office:string-value="Yirmu" calcext:value-type="string">
            <text:p>Yirmu</text:p>
          </table:table-cell>
          <table:table-cell table:formula="of:=IF(LEN([.A31]&amp;[.B31])&lt;1;&quot;&quot;;INDIRECT([.C31]&amp;&quot;B&quot;&amp;RANDBETWEEN(1;[.D31])))" office:value-type="string" office:string-value="Cillol" calcext:value-type="string">
            <text:p>Cillol</text:p>
          </table:table-cell>
          <table:table-cell table:formula="of:=[.E31]&amp;IF(LEN([.F31])&gt;1;&quot; &quot;&amp;[.F31];&quot;&quot;)" office:value-type="string" office:string-value="Yirmu Cillol" calcext:value-type="string">
            <text:p>Yirmu Cillol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32]&amp;[.B32])&lt;1;&quot;&quot;;&quot;'&quot;&amp;[.A32]&amp;&quot;-&quot;&amp;[.B32]&amp;&quot;'.&quot;)" office:value-type="string" office:string-value="'Gnome-M'." calcext:value-type="string">
            <text:p>'Gnome-M'.</text:p>
          </table:table-cell>
          <table:table-cell table:formula="of:=COUNTA(INDIRECT([.C32]&amp;&quot;A1:A1000&quot;))" office:value-type="float" office:value="50" calcext:value-type="float">
            <text:p>50</text:p>
          </table:table-cell>
          <table:table-cell table:formula="of:=IF(LEN([.A32]&amp;[.B32])&lt;1;&quot;&quot;;INDIRECT([.C32]&amp;&quot;A&quot;&amp;RANDBETWEEN(1;[.D32])))" office:value-type="string" office:string-value="Ekwuo" calcext:value-type="string">
            <text:p>Ekwuo</text:p>
          </table:table-cell>
          <table:table-cell table:formula="of:=IF(LEN([.A32]&amp;[.B32])&lt;1;&quot;&quot;;INDIRECT([.C32]&amp;&quot;B&quot;&amp;RANDBETWEEN(1;[.D32])))" office:value-type="string" office:string-value="Qrenzuabs" calcext:value-type="string">
            <text:p>Qrenzuabs</text:p>
          </table:table-cell>
          <table:table-cell table:formula="of:=[.E32]&amp;IF(LEN([.F32])&gt;1;&quot; &quot;&amp;[.F32];&quot;&quot;)" office:value-type="string" office:string-value="Ekwuo Qrenzuabs" calcext:value-type="string">
            <text:p>Ekwuo Qrenzuabs</text:p>
          </table:table-cell>
        </table:table-row>
        <table:table-row table:style-name="ro4">
          <table:table-cell office:value-type="string" calcext:value-type="string">
            <text:p>Dwarf</text:p>
          </table:table-cell>
          <table:table-cell office:value-type="string" calcext:value-type="string">
            <text:p>F</text:p>
          </table:table-cell>
          <table:table-cell table:formula="of:=IF(LEN([.A33]&amp;[.B33])&lt;1;&quot;&quot;;&quot;'&quot;&amp;[.A33]&amp;&quot;-&quot;&amp;[.B33]&amp;&quot;'.&quot;)" office:value-type="string" office:string-value="'Dwarf-F'." calcext:value-type="string">
            <text:p>'Dwarf-F'.</text:p>
          </table:table-cell>
          <table:table-cell table:formula="of:=COUNTA(INDIRECT([.C33]&amp;&quot;A1:A1000&quot;))" office:value-type="float" office:value="20" calcext:value-type="float">
            <text:p>20</text:p>
          </table:table-cell>
          <table:table-cell table:formula="of:=IF(LEN([.A33]&amp;[.B33])&lt;1;&quot;&quot;;INDIRECT([.C33]&amp;&quot;A&quot;&amp;RANDBETWEEN(1;[.D33])))" office:value-type="string" office:string-value="Druth" calcext:value-type="string">
            <text:p>Druth</text:p>
          </table:table-cell>
          <table:table-cell table:formula="of:=IF(LEN([.A33]&amp;[.B33])&lt;1;&quot;&quot;;INDIRECT([.C33]&amp;&quot;B&quot;&amp;RANDBETWEEN(1;[.D33])))" office:value-type="string" office:string-value="Earthcrest" calcext:value-type="string">
            <text:p>Earthcrest</text:p>
          </table:table-cell>
          <table:table-cell table:formula="of:=[.E33]&amp;IF(LEN([.F33])&gt;1;&quot; &quot;&amp;[.F33];&quot;&quot;)" office:value-type="string" office:string-value="Druth Earthcrest" calcext:value-type="string">
            <text:p>Druth Earthcrest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IF(LEN([.A34]&amp;[.B34])&lt;1;&quot;&quot;;&quot;'&quot;&amp;[.A34]&amp;&quot;-&quot;&amp;[.B34]&amp;&quot;'.&quot;)" office:value-type="string" office:string-value="'Human-F'." calcext:value-type="string">
            <text:p>'Human-F'.</text:p>
          </table:table-cell>
          <table:table-cell table:formula="of:=COUNTA(INDIRECT([.C34]&amp;&quot;A1:A1000&quot;))" office:value-type="float" office:value="55" calcext:value-type="float">
            <text:p>55</text:p>
          </table:table-cell>
          <table:table-cell table:formula="of:=IF(LEN([.A34]&amp;[.B34])&lt;1;&quot;&quot;;INDIRECT([.C34]&amp;&quot;A&quot;&amp;RANDBETWEEN(1;[.D34])))" office:value-type="string" office:string-value="Nina" calcext:value-type="string">
            <text:p>Nina</text:p>
          </table:table-cell>
          <table:table-cell table:formula="of:=IF(LEN([.A34]&amp;[.B34])&lt;1;&quot;&quot;;INDIRECT([.C34]&amp;&quot;B&quot;&amp;RANDBETWEEN(1;[.D34])))" office:value-type="string" office:string-value="Pihee" calcext:value-type="string">
            <text:p>Pihee</text:p>
          </table:table-cell>
          <table:table-cell table:formula="of:=[.E34]&amp;IF(LEN([.F34])&gt;1;&quot; &quot;&amp;[.F34];&quot;&quot;)" office:value-type="string" office:string-value="Nina Pihee" calcext:value-type="string">
            <text:p>Nina Pihee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IF(LEN([.A35]&amp;[.B35])&lt;1;&quot;&quot;;&quot;'&quot;&amp;[.A35]&amp;&quot;-&quot;&amp;[.B35]&amp;&quot;'.&quot;)" office:value-type="string" office:string-value="'Human-F'." calcext:value-type="string">
            <text:p>'Human-F'.</text:p>
          </table:table-cell>
          <table:table-cell table:formula="of:=COUNTA(INDIRECT([.C35]&amp;&quot;A1:A1000&quot;))" office:value-type="float" office:value="55" calcext:value-type="float">
            <text:p>55</text:p>
          </table:table-cell>
          <table:table-cell table:formula="of:=IF(LEN([.A35]&amp;[.B35])&lt;1;&quot;&quot;;INDIRECT([.C35]&amp;&quot;A&quot;&amp;RANDBETWEEN(1;[.D35])))" office:value-type="string" office:string-value="Vanngo" calcext:value-type="string">
            <text:p>Vanngo</text:p>
          </table:table-cell>
          <table:table-cell table:formula="of:=IF(LEN([.A35]&amp;[.B35])&lt;1;&quot;&quot;;INDIRECT([.C35]&amp;&quot;B&quot;&amp;RANDBETWEEN(1;[.D35])))" office:value-type="string" office:string-value="Pihee" calcext:value-type="string">
            <text:p>Pihee</text:p>
          </table:table-cell>
          <table:table-cell table:formula="of:=[.E35]&amp;IF(LEN([.F35])&gt;1;&quot; &quot;&amp;[.F35];&quot;&quot;)" office:value-type="string" office:string-value="Vanngo Pihee" calcext:value-type="string">
            <text:p>Vanngo Pihee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36]&amp;[.B36])&lt;1;&quot;&quot;;&quot;'&quot;&amp;[.A36]&amp;&quot;-&quot;&amp;[.B36]&amp;&quot;'.&quot;)" office:value-type="string" office:string-value="'Gnome-M'." calcext:value-type="string">
            <text:p>'Gnome-M'.</text:p>
          </table:table-cell>
          <table:table-cell table:formula="of:=COUNTA(INDIRECT([.C36]&amp;&quot;A1:A1000&quot;))" office:value-type="float" office:value="50" calcext:value-type="float">
            <text:p>50</text:p>
          </table:table-cell>
          <table:table-cell table:formula="of:=IF(LEN([.A36]&amp;[.B36])&lt;1;&quot;&quot;;INDIRECT([.C36]&amp;&quot;A&quot;&amp;RANDBETWEEN(1;[.D36])))" office:value-type="string" office:string-value="Drun" calcext:value-type="string">
            <text:p>Drun</text:p>
          </table:table-cell>
          <table:table-cell table:formula="of:=IF(LEN([.A36]&amp;[.B36])&lt;1;&quot;&quot;;INDIRECT([.C36]&amp;&quot;B&quot;&amp;RANDBETWEEN(1;[.D36])))" office:value-type="string" office:string-value="Grareng" calcext:value-type="string">
            <text:p>Grareng</text:p>
          </table:table-cell>
          <table:table-cell table:formula="of:=[.E36]&amp;IF(LEN([.F36])&gt;1;&quot; &quot;&amp;[.F36];&quot;&quot;)" office:value-type="string" office:string-value="Drun Grareng" calcext:value-type="string">
            <text:p>Drun Grareng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37]&amp;[.B37])&lt;1;&quot;&quot;;&quot;'&quot;&amp;[.A37]&amp;&quot;-&quot;&amp;[.B37]&amp;&quot;'.&quot;)" office:value-type="string" office:string-value="'Gnome-F'." calcext:value-type="string">
            <text:p>'Gnome-F'.</text:p>
          </table:table-cell>
          <table:table-cell table:formula="of:=COUNTA(INDIRECT([.C37]&amp;&quot;A1:A1000&quot;))" office:value-type="float" office:value="50" calcext:value-type="float">
            <text:p>50</text:p>
          </table:table-cell>
          <table:table-cell table:formula="of:=IF(LEN([.A37]&amp;[.B37])&lt;1;&quot;&quot;;INDIRECT([.C37]&amp;&quot;A&quot;&amp;RANDBETWEEN(1;[.D37])))" office:value-type="string" office:string-value="Tufforlen" calcext:value-type="string">
            <text:p>Tufforlen</text:p>
          </table:table-cell>
          <table:table-cell table:formula="of:=IF(LEN([.A37]&amp;[.B37])&lt;1;&quot;&quot;;INDIRECT([.C37]&amp;&quot;B&quot;&amp;RANDBETWEEN(1;[.D37])))" office:value-type="string" office:string-value="Blezbalmom" calcext:value-type="string">
            <text:p>Blezbalmom</text:p>
          </table:table-cell>
          <table:table-cell table:formula="of:=[.E37]&amp;IF(LEN([.F37])&gt;1;&quot; &quot;&amp;[.F37];&quot;&quot;)" office:value-type="string" office:string-value="Tufforlen Blezbalmom" calcext:value-type="string">
            <text:p>Tufforlen Blezbalmom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IF(LEN([.A38]&amp;[.B38])&lt;1;&quot;&quot;;&quot;'&quot;&amp;[.A38]&amp;&quot;-&quot;&amp;[.B38]&amp;&quot;'.&quot;)" office:value-type="string" office:string-value="'Gnome-F'." calcext:value-type="string">
            <text:p>'Gnome-F'.</text:p>
          </table:table-cell>
          <table:table-cell table:formula="of:=COUNTA(INDIRECT([.C38]&amp;&quot;A1:A1000&quot;))" office:value-type="float" office:value="50" calcext:value-type="float">
            <text:p>50</text:p>
          </table:table-cell>
          <table:table-cell table:formula="of:=IF(LEN([.A38]&amp;[.B38])&lt;1;&quot;&quot;;INDIRECT([.C38]&amp;&quot;A&quot;&amp;RANDBETWEEN(1;[.D38])))" office:value-type="string" office:string-value="Bajenkejat" calcext:value-type="string">
            <text:p>Bajenkejat</text:p>
          </table:table-cell>
          <table:table-cell table:formula="of:=IF(LEN([.A38]&amp;[.B38])&lt;1;&quot;&quot;;INDIRECT([.C38]&amp;&quot;B&quot;&amp;RANDBETWEEN(1;[.D38])))" office:value-type="string" office:string-value="Jisnepswieng" calcext:value-type="string">
            <text:p>Jisnepswieng</text:p>
          </table:table-cell>
          <table:table-cell table:formula="of:=[.E38]&amp;IF(LEN([.F38])&gt;1;&quot; &quot;&amp;[.F38];&quot;&quot;)" office:value-type="string" office:string-value="Bajenkejat Jisnepswieng" calcext:value-type="string">
            <text:p>Bajenkejat Jisnepswieng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39]&amp;[.B39])&lt;1;&quot;&quot;;&quot;'&quot;&amp;[.A39]&amp;&quot;-&quot;&amp;[.B39]&amp;&quot;'.&quot;)" office:value-type="string" office:string-value="'Human-M'." calcext:value-type="string">
            <text:p>'Human-M'.</text:p>
          </table:table-cell>
          <table:table-cell table:formula="of:=COUNTA(INDIRECT([.C39]&amp;&quot;A1:A1000&quot;))" office:value-type="float" office:value="55" calcext:value-type="float">
            <text:p>55</text:p>
          </table:table-cell>
          <table:table-cell table:formula="of:=IF(LEN([.A39]&amp;[.B39])&lt;1;&quot;&quot;;INDIRECT([.C39]&amp;&quot;A&quot;&amp;RANDBETWEEN(1;[.D39])))" office:value-type="string" office:string-value="Helbim" calcext:value-type="string">
            <text:p>Helbim</text:p>
          </table:table-cell>
          <table:table-cell table:formula="of:=IF(LEN([.A39]&amp;[.B39])&lt;1;&quot;&quot;;INDIRECT([.C39]&amp;&quot;B&quot;&amp;RANDBETWEEN(1;[.D39])))" office:value-type="string" office:string-value="Braded" calcext:value-type="string">
            <text:p>Braded</text:p>
          </table:table-cell>
          <table:table-cell table:formula="of:=[.E39]&amp;IF(LEN([.F39])&gt;1;&quot; &quot;&amp;[.F39];&quot;&quot;)" office:value-type="string" office:string-value="Helbim Braded" calcext:value-type="string">
            <text:p>Helbim Braded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40]&amp;[.B40])&lt;1;&quot;&quot;;&quot;'&quot;&amp;[.A40]&amp;&quot;-&quot;&amp;[.B40]&amp;&quot;'.&quot;)" office:value-type="string" office:string-value="'Human-M'." calcext:value-type="string">
            <text:p>'Human-M'.</text:p>
          </table:table-cell>
          <table:table-cell table:formula="of:=COUNTA(INDIRECT([.C40]&amp;&quot;A1:A1000&quot;))" office:value-type="float" office:value="55" calcext:value-type="float">
            <text:p>55</text:p>
          </table:table-cell>
          <table:table-cell table:formula="of:=IF(LEN([.A40]&amp;[.B40])&lt;1;&quot;&quot;;INDIRECT([.C40]&amp;&quot;A&quot;&amp;RANDBETWEEN(1;[.D40])))" office:value-type="string" office:string-value="Rovert" calcext:value-type="string">
            <text:p>Rovert</text:p>
          </table:table-cell>
          <table:table-cell table:formula="of:=IF(LEN([.A40]&amp;[.B40])&lt;1;&quot;&quot;;INDIRECT([.C40]&amp;&quot;B&quot;&amp;RANDBETWEEN(1;[.D40])))" office:value-type="string" office:string-value="Buldist" calcext:value-type="string">
            <text:p>Buldist</text:p>
          </table:table-cell>
          <table:table-cell table:formula="of:=[.E40]&amp;IF(LEN([.F40])&gt;1;&quot; &quot;&amp;[.F40];&quot;&quot;)" office:value-type="string" office:string-value="Rovert Buldist" calcext:value-type="string">
            <text:p>Rovert Buldist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41]&amp;[.B41])&lt;1;&quot;&quot;;&quot;'&quot;&amp;[.A41]&amp;&quot;-&quot;&amp;[.B41]&amp;&quot;'.&quot;)" office:value-type="string" office:string-value="'Gnome-M'." calcext:value-type="string">
            <text:p>'Gnome-M'.</text:p>
          </table:table-cell>
          <table:table-cell table:formula="of:=COUNTA(INDIRECT([.C41]&amp;&quot;A1:A1000&quot;))" office:value-type="float" office:value="50" calcext:value-type="float">
            <text:p>50</text:p>
          </table:table-cell>
          <table:table-cell table:formula="of:=IF(LEN([.A41]&amp;[.B41])&lt;1;&quot;&quot;;INDIRECT([.C41]&amp;&quot;A&quot;&amp;RANDBETWEEN(1;[.D41])))" office:value-type="string" office:string-value="Fanget" calcext:value-type="string">
            <text:p>Fanget</text:p>
          </table:table-cell>
          <table:table-cell table:formula="of:=IF(LEN([.A41]&amp;[.B41])&lt;1;&quot;&quot;;INDIRECT([.C41]&amp;&quot;B&quot;&amp;RANDBETWEEN(1;[.D41])))" office:value-type="string" office:string-value="Aanduplan" calcext:value-type="string">
            <text:p>Aanduplan</text:p>
          </table:table-cell>
          <table:table-cell table:formula="of:=[.E41]&amp;IF(LEN([.F41])&gt;1;&quot; &quot;&amp;[.F41];&quot;&quot;)" office:value-type="string" office:string-value="Fanget Aanduplan" calcext:value-type="string">
            <text:p>Fanget Aanduplan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42]&amp;[.B42])&lt;1;&quot;&quot;;&quot;'&quot;&amp;[.A42]&amp;&quot;-&quot;&amp;[.B42]&amp;&quot;'.&quot;)" office:value-type="string" office:string-value="'Gnome-M'." calcext:value-type="string">
            <text:p>'Gnome-M'.</text:p>
          </table:table-cell>
          <table:table-cell table:formula="of:=COUNTA(INDIRECT([.C42]&amp;&quot;A1:A1000&quot;))" office:value-type="float" office:value="50" calcext:value-type="float">
            <text:p>50</text:p>
          </table:table-cell>
          <table:table-cell table:formula="of:=IF(LEN([.A42]&amp;[.B42])&lt;1;&quot;&quot;;INDIRECT([.C42]&amp;&quot;A&quot;&amp;RANDBETWEEN(1;[.D42])))" office:value-type="string" office:string-value="Vam" calcext:value-type="string">
            <text:p>Vam</text:p>
          </table:table-cell>
          <table:table-cell table:formula="of:=IF(LEN([.A42]&amp;[.B42])&lt;1;&quot;&quot;;INDIRECT([.C42]&amp;&quot;B&quot;&amp;RANDBETWEEN(1;[.D42])))" office:value-type="string" office:string-value="Vobs" calcext:value-type="string">
            <text:p>Vobs</text:p>
          </table:table-cell>
          <table:table-cell table:formula="of:=[.E42]&amp;IF(LEN([.F42])&gt;1;&quot; &quot;&amp;[.F42];&quot;&quot;)" office:value-type="string" office:string-value="Vam Vobs" calcext:value-type="string">
            <text:p>Vam Vobs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43]&amp;[.B43])&lt;1;&quot;&quot;;&quot;'&quot;&amp;[.A43]&amp;&quot;-&quot;&amp;[.B43]&amp;&quot;'.&quot;)" office:value-type="string" office:string-value="'Human-M'." calcext:value-type="string">
            <text:p>'Human-M'.</text:p>
          </table:table-cell>
          <table:table-cell table:formula="of:=COUNTA(INDIRECT([.C43]&amp;&quot;A1:A1000&quot;))" office:value-type="float" office:value="55" calcext:value-type="float">
            <text:p>55</text:p>
          </table:table-cell>
          <table:table-cell table:formula="of:=IF(LEN([.A43]&amp;[.B43])&lt;1;&quot;&quot;;INDIRECT([.C43]&amp;&quot;A&quot;&amp;RANDBETWEEN(1;[.D43])))" office:value-type="string" office:string-value="Epid" calcext:value-type="string">
            <text:p>Epid</text:p>
          </table:table-cell>
          <table:table-cell table:formula="of:=IF(LEN([.A43]&amp;[.B43])&lt;1;&quot;&quot;;INDIRECT([.C43]&amp;&quot;B&quot;&amp;RANDBETWEEN(1;[.D43])))" office:value-type="string" office:string-value="Softhair" calcext:value-type="string">
            <text:p>Softhair</text:p>
          </table:table-cell>
          <table:table-cell table:formula="of:=[.E43]&amp;IF(LEN([.F43])&gt;1;&quot; &quot;&amp;[.F43];&quot;&quot;)" office:value-type="string" office:string-value="Epid Softhair" calcext:value-type="string">
            <text:p>Epid Softhair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44]&amp;[.B44])&lt;1;&quot;&quot;;&quot;'&quot;&amp;[.A44]&amp;&quot;-&quot;&amp;[.B44]&amp;&quot;'.&quot;)" office:value-type="string" office:string-value="'Gnome-M'." calcext:value-type="string">
            <text:p>'Gnome-M'.</text:p>
          </table:table-cell>
          <table:table-cell table:formula="of:=COUNTA(INDIRECT([.C44]&amp;&quot;A1:A1000&quot;))" office:value-type="float" office:value="50" calcext:value-type="float">
            <text:p>50</text:p>
          </table:table-cell>
          <table:table-cell table:formula="of:=IF(LEN([.A44]&amp;[.B44])&lt;1;&quot;&quot;;INDIRECT([.C44]&amp;&quot;A&quot;&amp;RANDBETWEEN(1;[.D44])))" office:value-type="string" office:string-value="Bibnomzo" calcext:value-type="string">
            <text:p>Bibnomzo</text:p>
          </table:table-cell>
          <table:table-cell table:formula="of:=IF(LEN([.A44]&amp;[.B44])&lt;1;&quot;&quot;;INDIRECT([.C44]&amp;&quot;B&quot;&amp;RANDBETWEEN(1;[.D44])))" office:value-type="string" office:string-value="Shoozliegwick" calcext:value-type="string">
            <text:p>Shoozliegwick</text:p>
          </table:table-cell>
          <table:table-cell table:formula="of:=[.E44]&amp;IF(LEN([.F44])&gt;1;&quot; &quot;&amp;[.F44];&quot;&quot;)" office:value-type="string" office:string-value="Bibnomzo Shoozliegwick" calcext:value-type="string">
            <text:p>Bibnomzo Shoozliegwick</text:p>
          </table:table-cell>
        </table:table-row>
        <table:table-row table:style-name="ro4">
          <table:table-cell office:value-type="string" calcext:value-type="string">
            <text:p>Elf</text:p>
          </table:table-cell>
          <table:table-cell office:value-type="string" calcext:value-type="string">
            <text:p>M</text:p>
          </table:table-cell>
          <table:table-cell table:formula="of:=IF(LEN([.A45]&amp;[.B45])&lt;1;&quot;&quot;;&quot;'&quot;&amp;[.A45]&amp;&quot;-&quot;&amp;[.B45]&amp;&quot;'.&quot;)" office:value-type="string" office:string-value="'Elf-M'." calcext:value-type="string">
            <text:p>'Elf-M'.</text:p>
          </table:table-cell>
          <table:table-cell table:formula="of:=COUNTA(INDIRECT([.C45]&amp;&quot;A1:A1000&quot;))" office:value-type="float" office:value="20" calcext:value-type="float">
            <text:p>20</text:p>
          </table:table-cell>
          <table:table-cell table:formula="of:=IF(LEN([.A45]&amp;[.B45])&lt;1;&quot;&quot;;INDIRECT([.C45]&amp;&quot;A&quot;&amp;RANDBETWEEN(1;[.D45])))" office:value-type="string" office:string-value="Theil" calcext:value-type="string">
            <text:p>Theil</text:p>
          </table:table-cell>
          <table:table-cell table:formula="of:=IF(LEN([.A45]&amp;[.B45])&lt;1;&quot;&quot;;INDIRECT([.C45]&amp;&quot;B&quot;&amp;RANDBETWEEN(1;[.D45])))" office:value-type="string" office:string-value="Zhasliavam" calcext:value-type="string">
            <text:p>Zhasliavam</text:p>
          </table:table-cell>
          <table:table-cell table:formula="of:=[.E45]&amp;IF(LEN([.F45])&gt;1;&quot; &quot;&amp;[.F45];&quot;&quot;)" office:value-type="string" office:string-value="Theil Zhasliavam" calcext:value-type="string">
            <text:p>Theil Zhasliavam</text:p>
          </table:table-cell>
        </table:table-row>
        <table:table-row table:style-name="ro4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IF(LEN([.A46]&amp;[.B46])&lt;1;&quot;&quot;;&quot;'&quot;&amp;[.A46]&amp;&quot;-&quot;&amp;[.B46]&amp;&quot;'.&quot;)" office:value-type="string" office:string-value="'Gnome-M'." calcext:value-type="string">
            <text:p>'Gnome-M'.</text:p>
          </table:table-cell>
          <table:table-cell table:formula="of:=COUNTA(INDIRECT([.C46]&amp;&quot;A1:A1000&quot;))" office:value-type="float" office:value="50" calcext:value-type="float">
            <text:p>50</text:p>
          </table:table-cell>
          <table:table-cell table:formula="of:=IF(LEN([.A46]&amp;[.B46])&lt;1;&quot;&quot;;INDIRECT([.C46]&amp;&quot;A&quot;&amp;RANDBETWEEN(1;[.D46])))" office:value-type="string" office:string-value="Chadwapu" calcext:value-type="string">
            <text:p>Chadwapu</text:p>
          </table:table-cell>
          <table:table-cell table:formula="of:=IF(LEN([.A46]&amp;[.B46])&lt;1;&quot;&quot;;INDIRECT([.C46]&amp;&quot;B&quot;&amp;RANDBETWEEN(1;[.D46])))" office:value-type="string" office:string-value="Fondanuocks" calcext:value-type="string">
            <text:p>Fondanuocks</text:p>
          </table:table-cell>
          <table:table-cell table:formula="of:=[.E46]&amp;IF(LEN([.F46])&gt;1;&quot; &quot;&amp;[.F46];&quot;&quot;)" office:value-type="string" office:string-value="Chadwapu Fondanuocks" calcext:value-type="string">
            <text:p>Chadwapu Fondanuocks</text:p>
          </table:table-cell>
        </table:table-row>
        <table:table-row table:style-name="ro4">
          <table:table-cell office:value-type="string" calcext:value-type="string">
            <text:p>Elf</text:p>
          </table:table-cell>
          <table:table-cell office:value-type="string" calcext:value-type="string">
            <text:p>M</text:p>
          </table:table-cell>
          <table:table-cell table:formula="of:=IF(LEN([.A47]&amp;[.B47])&lt;1;&quot;&quot;;&quot;'&quot;&amp;[.A47]&amp;&quot;-&quot;&amp;[.B47]&amp;&quot;'.&quot;)" office:value-type="string" office:string-value="'Elf-M'." calcext:value-type="string">
            <text:p>'Elf-M'.</text:p>
          </table:table-cell>
          <table:table-cell table:formula="of:=COUNTA(INDIRECT([.C47]&amp;&quot;A1:A1000&quot;))" office:value-type="float" office:value="20" calcext:value-type="float">
            <text:p>20</text:p>
          </table:table-cell>
          <table:table-cell table:formula="of:=IF(LEN([.A47]&amp;[.B47])&lt;1;&quot;&quot;;INDIRECT([.C47]&amp;&quot;A&quot;&amp;RANDBETWEEN(1;[.D47])))" office:value-type="string" office:string-value="Lergulan" calcext:value-type="string">
            <text:p>Lergulan</text:p>
          </table:table-cell>
          <table:table-cell table:formula="of:=IF(LEN([.A47]&amp;[.B47])&lt;1;&quot;&quot;;INDIRECT([.C47]&amp;&quot;B&quot;&amp;RANDBETWEEN(1;[.D47])))" office:value-type="string" office:string-value="Zhermemia" calcext:value-type="string">
            <text:p>Zhermemia</text:p>
          </table:table-cell>
          <table:table-cell table:formula="of:=[.E47]&amp;IF(LEN([.F47])&gt;1;&quot; &quot;&amp;[.F47];&quot;&quot;)" office:value-type="string" office:string-value="Lergulan Zhermemia" calcext:value-type="string">
            <text:p>Lergulan Zhermemia</text:p>
          </table:table-cell>
        </table:table-row>
        <table:table-row table:style-name="ro4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IF(LEN([.A48]&amp;[.B48])&lt;1;&quot;&quot;;&quot;'&quot;&amp;[.A48]&amp;&quot;-&quot;&amp;[.B48]&amp;&quot;'.&quot;)" office:value-type="string" office:string-value="'Human-M'." calcext:value-type="string">
            <text:p>'Human-M'.</text:p>
          </table:table-cell>
          <table:table-cell table:formula="of:=COUNTA(INDIRECT([.C48]&amp;&quot;A1:A1000&quot;))" office:value-type="float" office:value="55" calcext:value-type="float">
            <text:p>55</text:p>
          </table:table-cell>
          <table:table-cell table:formula="of:=IF(LEN([.A48]&amp;[.B48])&lt;1;&quot;&quot;;INDIRECT([.C48]&amp;&quot;A&quot;&amp;RANDBETWEEN(1;[.D48])))" office:value-type="string" office:string-value="Dinnac" calcext:value-type="string">
            <text:p>Dinnac</text:p>
          </table:table-cell>
          <table:table-cell table:formula="of:=IF(LEN([.A48]&amp;[.B48])&lt;1;&quot;&quot;;INDIRECT([.C48]&amp;&quot;B&quot;&amp;RANDBETWEEN(1;[.D48])))" office:value-type="string" office:string-value="Aekag" calcext:value-type="string">
            <text:p>Aekag</text:p>
          </table:table-cell>
          <table:table-cell table:formula="of:=[.E48]&amp;IF(LEN([.F48])&gt;1;&quot; &quot;&amp;[.F48];&quot;&quot;)" office:value-type="string" office:string-value="Dinnac Aekag" calcext:value-type="string">
            <text:p>Dinnac Aekag</text:p>
          </table:table-cell>
        </table:table-row>
        <table:table-row table:style-name="ro4">
          <table:table-cell office:value-type="string" calcext:value-type="string">
            <text:p>Dwarf</text:p>
          </table:table-cell>
          <table:table-cell office:value-type="string" calcext:value-type="string">
            <text:p>F</text:p>
          </table:table-cell>
          <table:table-cell table:formula="of:=IF(LEN([.A49]&amp;[.B49])&lt;1;&quot;&quot;;&quot;'&quot;&amp;[.A49]&amp;&quot;-&quot;&amp;[.B49]&amp;&quot;'.&quot;)" office:value-type="string" office:string-value="'Dwarf-F'." calcext:value-type="string">
            <text:p>'Dwarf-F'.</text:p>
          </table:table-cell>
          <table:table-cell table:formula="of:=COUNTA(INDIRECT([.C49]&amp;&quot;A1:A1000&quot;))" office:value-type="float" office:value="20" calcext:value-type="float">
            <text:p>20</text:p>
          </table:table-cell>
          <table:table-cell table:formula="of:=IF(LEN([.A49]&amp;[.B49])&lt;1;&quot;&quot;;INDIRECT([.C49]&amp;&quot;A&quot;&amp;RANDBETWEEN(1;[.D49])))" office:value-type="string" office:string-value="Druth" calcext:value-type="string">
            <text:p>Druth</text:p>
          </table:table-cell>
          <table:table-cell table:formula="of:=IF(LEN([.A49]&amp;[.B49])&lt;1;&quot;&quot;;INDIRECT([.C49]&amp;&quot;B&quot;&amp;RANDBETWEEN(1;[.D49])))" office:value-type="string" office:string-value="Ghomn" calcext:value-type="string">
            <text:p>Ghomn</text:p>
          </table:table-cell>
          <table:table-cell table:formula="of:=[.E49]&amp;IF(LEN([.F49])&gt;1;&quot; &quot;&amp;[.F49];&quot;&quot;)" office:value-type="string" office:string-value="Druth Ghomn" calcext:value-type="string">
            <text:p>Druth Ghomn</text:p>
          </table:table-cell>
        </table:table-row>
      </table:table>
      <table:table table:name="Counts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27" table:default-cell-style-name="Default"/>
        <table:table-row table:style-name="ro5">
          <table:table-cell table:style-name="Heading" office:value-type="string" calcext:value-type="string">
            <text:p>Race</text:p>
          </table:table-cell>
          <table:table-cell table:style-name="Heading" office:value-type="string" calcext:value-type="string">
            <text:p>Sex</text:p>
          </table:table-cell>
          <table:table-cell table:style-name="Heading" office:value-type="string" calcext:value-type="string">
            <text:p>Sheet</text:p>
          </table:table-cell>
          <table:table-cell table:style-name="Heading" office:value-type="string" calcext:value-type="string">
            <text:p>Count</text:p>
          </table:table-cell>
        </table:table-row>
        <table:table-row table:style-name="ro2">
          <table:table-cell office:value-type="string" calcext:value-type="string">
            <text:p>Dwarf</text:p>
          </table:table-cell>
          <table:table-cell office:value-type="string" calcext:value-type="string">
            <text:p>F</text:p>
          </table:table-cell>
          <table:table-cell table:formula="of:=&quot;'&quot;&amp;[.A2]&amp;&quot;-&quot;&amp;[.B2]&amp;&quot;'.&quot;" office:value-type="string" office:string-value="'Dwarf-F'." calcext:value-type="string">
            <text:p>'Dwarf-F'.</text:p>
          </table:table-cell>
          <table:table-cell table:formula="of:=COUNTA(INDIRECT([.C2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F</text:p>
          </table:table-cell>
          <table:table-cell table:formula="of:=&quot;'&quot;&amp;[.A3]&amp;&quot;-&quot;&amp;[.B3]&amp;&quot;'.&quot;" office:value-type="string" office:string-value="'Elf-F'." calcext:value-type="string">
            <text:p>'Elf-F'.</text:p>
          </table:table-cell>
          <table:table-cell table:formula="of:=COUNTA(INDIRECT([.C3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string" calcext:value-type="string">
            <text:p>F</text:p>
          </table:table-cell>
          <table:table-cell table:formula="of:=&quot;'&quot;&amp;[.A4]&amp;&quot;-&quot;&amp;[.B4]&amp;&quot;'.&quot;" office:value-type="string" office:string-value="'Gnome-F'." calcext:value-type="string">
            <text:p>'Gnome-F'.</text:p>
          </table:table-cell>
          <table:table-cell table:formula="of:=COUNTA(INDIRECT([.C4]&amp;&quot;A1:A1000&quot;)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table:formula="of:=&quot;'&quot;&amp;[.A5]&amp;&quot;-&quot;&amp;[.B5]&amp;&quot;'.&quot;" office:value-type="string" office:string-value="'Goblin-F'." calcext:value-type="string">
            <text:p>'Goblin-F'.</text:p>
          </table:table-cell>
          <table:table-cell table:formula="of:=COUNTA(INDIRECT([.C5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lfling</text:p>
          </table:table-cell>
          <table:table-cell office:value-type="string" calcext:value-type="string">
            <text:p>F</text:p>
          </table:table-cell>
          <table:table-cell table:formula="of:=&quot;'&quot;&amp;[.A6]&amp;&quot;-&quot;&amp;[.B6]&amp;&quot;'.&quot;" office:value-type="string" office:string-value="'Halfling-F'." calcext:value-type="string">
            <text:p>'Halfling-F'.</text:p>
          </table:table-cell>
          <table:table-cell table:formula="of:=COUNTA(INDIRECT([.C6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F</text:p>
          </table:table-cell>
          <table:table-cell table:formula="of:=&quot;'&quot;&amp;[.A7]&amp;&quot;-&quot;&amp;[.B7]&amp;&quot;'.&quot;" office:value-type="string" office:string-value="'Human-F'." calcext:value-type="string">
            <text:p>'Human-F'.</text:p>
          </table:table-cell>
          <table:table-cell table:formula="of:=COUNTA(INDIRECT([.C7]&amp;&quot;A1:A1000&quot;))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Dwarf</text:p>
          </table:table-cell>
          <table:table-cell office:value-type="string" calcext:value-type="string">
            <text:p>M</text:p>
          </table:table-cell>
          <table:table-cell table:formula="of:=&quot;'&quot;&amp;[.A8]&amp;&quot;-&quot;&amp;[.B8]&amp;&quot;'.&quot;" office:value-type="string" office:string-value="'Dwarf-M'." calcext:value-type="string">
            <text:p>'Dwarf-M'.</text:p>
          </table:table-cell>
          <table:table-cell table:formula="of:=COUNTA(INDIRECT([.C8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Elf</text:p>
          </table:table-cell>
          <table:table-cell office:value-type="string" calcext:value-type="string">
            <text:p>M</text:p>
          </table:table-cell>
          <table:table-cell table:formula="of:=&quot;'&quot;&amp;[.A9]&amp;&quot;-&quot;&amp;[.B9]&amp;&quot;'.&quot;" office:value-type="string" office:string-value="'Elf-M'." calcext:value-type="string">
            <text:p>'Elf-M'.</text:p>
          </table:table-cell>
          <table:table-cell table:formula="of:=COUNTA(INDIRECT([.C9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Gnome</text:p>
          </table:table-cell>
          <table:table-cell office:value-type="string" calcext:value-type="string">
            <text:p>M</text:p>
          </table:table-cell>
          <table:table-cell table:formula="of:=&quot;'&quot;&amp;[.A10]&amp;&quot;-&quot;&amp;[.B10]&amp;&quot;'.&quot;" office:value-type="string" office:string-value="'Gnome-M'." calcext:value-type="string">
            <text:p>'Gnome-M'.</text:p>
          </table:table-cell>
          <table:table-cell table:formula="of:=COUNTA(INDIRECT([.C10]&amp;&quot;A1:A1000&quot;))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M</text:p>
          </table:table-cell>
          <table:table-cell table:formula="of:=&quot;'&quot;&amp;[.A11]&amp;&quot;-&quot;&amp;[.B11]&amp;&quot;'.&quot;" office:value-type="string" office:string-value="'Goblin-M'." calcext:value-type="string">
            <text:p>'Goblin-M'.</text:p>
          </table:table-cell>
          <table:table-cell table:formula="of:=COUNTA(INDIRECT([.C11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alfling</text:p>
          </table:table-cell>
          <table:table-cell office:value-type="string" calcext:value-type="string">
            <text:p>M</text:p>
          </table:table-cell>
          <table:table-cell table:formula="of:=&quot;'&quot;&amp;[.A12]&amp;&quot;-&quot;&amp;[.B12]&amp;&quot;'.&quot;" office:value-type="string" office:string-value="'Halfling-M'." calcext:value-type="string">
            <text:p>'Halfling-M'.</text:p>
          </table:table-cell>
          <table:table-cell table:formula="of:=COUNTA(INDIRECT([.C12]&amp;&quot;A1:A1000&quot;))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Human</text:p>
          </table:table-cell>
          <table:table-cell office:value-type="string" calcext:value-type="string">
            <text:p>M</text:p>
          </table:table-cell>
          <table:table-cell table:formula="of:=&quot;'&quot;&amp;[.A13]&amp;&quot;-&quot;&amp;[.B13]&amp;&quot;'.&quot;" office:value-type="string" office:string-value="'Human-M'." calcext:value-type="string">
            <text:p>'Human-M'.</text:p>
          </table:table-cell>
          <table:table-cell table:formula="of:=COUNTA(INDIRECT([.C13]&amp;&quot;A1:A1000&quot;))" office:value-type="float" office:value="55" calcext:value-type="float">
            <text:p>55</text:p>
          </table:table-cell>
        </table:table-row>
      </table:table>
      <table:table table:name="Dwarf-F" table:style-name="ta1" table:print="false">
        <table:table-column table:style-name="co1" table:default-cell-style-name="Default"/>
        <table:table-column table:style-name="co8" table:default-cell-style-name="Default"/>
        <table:table-row table:style-name="ro2">
          <table:table-cell office:value-type="string">
            <text:p>Gro</text:p>
          </table:table-cell>
          <table:table-cell office:value-type="string">
            <text:p>Deepstrike</text:p>
          </table:table-cell>
        </table:table-row>
        <table:table-row table:style-name="ro2">
          <table:table-cell office:value-type="string">
            <text:p>Doll</text:p>
          </table:table-cell>
          <table:table-cell office:value-type="string">
            <text:p>Sengvirg</text:p>
          </table:table-cell>
        </table:table-row>
        <table:table-row table:style-name="ro2">
          <table:table-cell office:value-type="string">
            <text:p>Bha</text:p>
          </table:table-cell>
          <table:table-cell office:value-type="string">
            <text:p>Silentshard</text:p>
          </table:table-cell>
        </table:table-row>
        <table:table-row table:style-name="ro2">
          <table:table-cell office:value-type="string">
            <text:p>Kin</text:p>
          </table:table-cell>
          <table:table-cell office:value-type="string">
            <text:p>Todd</text:p>
          </table:table-cell>
        </table:table-row>
        <table:table-row table:style-name="ro2">
          <table:table-cell office:value-type="string">
            <text:p>Himn</text:p>
          </table:table-cell>
          <table:table-cell office:value-type="string">
            <text:p>Stormtrack</text:p>
          </table:table-cell>
        </table:table-row>
        <table:table-row table:style-name="ro2">
          <table:table-cell office:value-type="string">
            <text:p>Inwo</text:p>
          </table:table-cell>
          <table:table-cell office:value-type="string">
            <text:p>Trydran</text:p>
          </table:table-cell>
        </table:table-row>
        <table:table-row table:style-name="ro2">
          <table:table-cell office:value-type="string">
            <text:p>Khirbimn</text:p>
          </table:table-cell>
          <table:table-cell office:value-type="string">
            <text:p>Fullcrest</text:p>
          </table:table-cell>
        </table:table-row>
        <table:table-row table:style-name="ro2">
          <table:table-cell office:value-type="string">
            <text:p>Drebum</text:p>
          </table:table-cell>
          <table:table-cell office:value-type="string">
            <text:p>Songres</text:p>
          </table:table-cell>
        </table:table-row>
        <table:table-row table:style-name="ro2">
          <table:table-cell office:value-type="string">
            <text:p>Erbe</text:p>
          </table:table-cell>
          <table:table-cell office:value-type="string">
            <text:p>Fusebeard</text:p>
          </table:table-cell>
        </table:table-row>
        <table:table-row table:style-name="ro2">
          <table:table-cell office:value-type="string">
            <text:p>Lodwe</text:p>
          </table:table-cell>
          <table:table-cell office:value-type="string">
            <text:p>Ghomn</text:p>
          </table:table-cell>
        </table:table-row>
        <table:table-row table:style-name="ro2">
          <table:table-cell office:value-type="string">
            <text:p>Thra</text:p>
          </table:table-cell>
          <table:table-cell office:value-type="string">
            <text:p>Earthcrest</text:p>
          </table:table-cell>
        </table:table-row>
        <table:table-row table:style-name="ro2">
          <table:table-cell office:value-type="string">
            <text:p>Gi</text:p>
          </table:table-cell>
          <table:table-cell office:value-type="string">
            <text:p>Tolkar</text:p>
          </table:table-cell>
        </table:table-row>
        <table:table-row table:style-name="ro2">
          <table:table-cell office:value-type="string">
            <text:p>Druth</text:p>
          </table:table-cell>
          <table:table-cell office:value-type="string">
            <text:p>Amberhide</text:p>
          </table:table-cell>
        </table:table-row>
        <table:table-row table:style-name="ro2">
          <table:table-cell office:value-type="string">
            <text:p>Thru</text:p>
          </table:table-cell>
          <table:table-cell office:value-type="string">
            <text:p>Woll</text:p>
          </table:table-cell>
        </table:table-row>
        <table:table-row table:style-name="ro2">
          <table:table-cell office:value-type="string">
            <text:p>Lum</text:p>
          </table:table-cell>
          <table:table-cell office:value-type="string">
            <text:p>Battlesnow</text:p>
          </table:table-cell>
        </table:table-row>
        <table:table-row table:style-name="ro2">
          <table:table-cell office:value-type="string">
            <text:p>Kilbu</text:p>
          </table:table-cell>
          <table:table-cell office:value-type="string">
            <text:p>Derab</text:p>
          </table:table-cell>
        </table:table-row>
        <table:table-row table:style-name="ro2">
          <table:table-cell office:value-type="string">
            <text:p>Nemgwot</text:p>
          </table:table-cell>
          <table:table-cell office:value-type="string">
            <text:p>Wildmantle</text:p>
          </table:table-cell>
        </table:table-row>
        <table:table-row table:style-name="ro2">
          <table:table-cell office:value-type="string">
            <text:p>Mogva</text:p>
          </table:table-cell>
          <table:table-cell office:value-type="string">
            <text:p>Kodar</text:p>
          </table:table-cell>
        </table:table-row>
        <table:table-row table:style-name="ro2">
          <table:table-cell office:value-type="string">
            <text:p>Savlo</text:p>
          </table:table-cell>
          <table:table-cell office:value-type="string">
            <text:p>Hardgem</text:p>
          </table:table-cell>
        </table:table-row>
        <table:table-row table:style-name="ro2">
          <table:table-cell office:value-type="string">
            <text:p>Nokka</text:p>
          </table:table-cell>
          <table:table-cell office:value-type="string">
            <text:p>Var</text:p>
          </table:table-cell>
        </table:table-row>
      </table:table>
      <table:table table:name="Dwarf-M" table:style-name="ta1" table:print="false">
        <table:table-column table:style-name="co9" table:default-cell-style-name="Default"/>
        <table:table-column table:style-name="co10" table:default-cell-style-name="Default"/>
        <table:table-row table:style-name="ro2">
          <table:table-cell office:value-type="string">
            <text:p>Traald</text:p>
          </table:table-cell>
          <table:table-cell office:value-type="string">
            <text:p>Dewcrest</text:p>
          </table:table-cell>
        </table:table-row>
        <table:table-row table:style-name="ro2">
          <table:table-cell office:value-type="string">
            <text:p>Faal</text:p>
          </table:table-cell>
          <table:table-cell office:value-type="string">
            <text:p>Hylgwols</text:p>
          </table:table-cell>
        </table:table-row>
        <table:table-row table:style-name="ro2">
          <table:table-cell office:value-type="string">
            <text:p>Staild</text:p>
          </table:table-cell>
          <table:table-cell office:value-type="string">
            <text:p>Steelpunch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string">
            <text:p>Zag</text:p>
          </table:table-cell>
        </table:table-row>
        <table:table-row table:style-name="ro2">
          <table:table-cell office:value-type="string">
            <text:p>Zursk</text:p>
          </table:table-cell>
          <table:table-cell office:value-type="string">
            <text:p>Stoutdew</text:p>
          </table:table-cell>
        </table:table-row>
        <table:table-row table:style-name="ro2">
          <table:table-cell office:value-type="string">
            <text:p>Sryggyn</text:p>
          </table:table-cell>
          <table:table-cell office:value-type="string">
            <text:p>Strocdyls</text:p>
          </table:table-cell>
        </table:table-row>
        <table:table-row table:style-name="ro2">
          <table:table-cell office:value-type="string">
            <text:p>Gridgurd</text:p>
          </table:table-cell>
          <table:table-cell office:value-type="string">
            <text:p>Goldshot</text:p>
          </table:table-cell>
        </table:table-row>
        <table:table-row table:style-name="ro2">
          <table:table-cell office:value-type="string">
            <text:p>Anit</text:p>
          </table:table-cell>
          <table:table-cell office:value-type="string">
            <text:p>Thrirgwuls</text:p>
          </table:table-cell>
        </table:table-row>
        <table:table-row table:style-name="ro2">
          <table:table-cell office:value-type="string">
            <text:p>Unfat</text:p>
          </table:table-cell>
          <table:table-cell office:value-type="string">
            <text:p>Greatpunch</text:p>
          </table:table-cell>
        </table:table-row>
        <table:table-row table:style-name="ro2">
          <table:table-cell office:value-type="string">
            <text:p>Mylkon</text:p>
          </table:table-cell>
          <table:table-cell office:value-type="string">
            <text:p>Stred</text:p>
          </table:table-cell>
        </table:table-row>
        <table:table-row table:style-name="ro2">
          <table:table-cell office:value-type="string">
            <text:p>Vils</text:p>
          </table:table-cell>
          <table:table-cell office:value-type="string">
            <text:p>Softhorn</text:p>
          </table:table-cell>
        </table:table-row>
        <table:table-row table:style-name="ro2">
          <table:table-cell office:value-type="string">
            <text:p>Fur</text:p>
          </table:table-cell>
          <table:table-cell office:value-type="string">
            <text:p>Diggald</text:p>
          </table:table-cell>
        </table:table-row>
        <table:table-row table:style-name="ro2">
          <table:table-cell office:value-type="string">
            <text:p>Jem</text:p>
          </table:table-cell>
          <table:table-cell office:value-type="string">
            <text:p>Rockmantle</text:p>
          </table:table-cell>
        </table:table-row>
        <table:table-row table:style-name="ro2">
          <table:table-cell office:value-type="string">
            <text:p>Drom</text:p>
          </table:table-cell>
          <table:table-cell office:value-type="string">
            <text:p>Zirg</text:p>
          </table:table-cell>
        </table:table-row>
        <table:table-row table:style-name="ro2">
          <table:table-cell office:value-type="string">
            <text:p>Tral</text:p>
          </table:table-cell>
          <table:table-cell office:value-type="string">
            <text:p>Fisthide</text:p>
          </table:table-cell>
        </table:table-row>
        <table:table-row table:style-name="ro2">
          <table:table-cell office:value-type="string">
            <text:p>Srenfag</text:p>
          </table:table-cell>
          <table:table-cell office:value-type="string">
            <text:p>Sraknag</text:p>
          </table:table-cell>
        </table:table-row>
        <table:table-row table:style-name="ro2">
          <table:table-cell office:value-type="string">
            <text:p>Wobnyk</text:p>
          </table:table-cell>
          <table:table-cell office:value-type="string">
            <text:p>Hammerpunch</text:p>
          </table:table-cell>
        </table:table-row>
        <table:table-row table:style-name="ro2">
          <table:table-cell office:value-type="string">
            <text:p>Gryldior</text:p>
          </table:table-cell>
          <table:table-cell office:value-type="string">
            <text:p>Zatrorg</text:p>
          </table:table-cell>
        </table:table-row>
        <table:table-row table:style-name="ro2">
          <table:table-cell office:value-type="string">
            <text:p>Macdiorg</text:p>
          </table:table-cell>
          <table:table-cell office:value-type="string">
            <text:p>Battlehand</text:p>
          </table:table-cell>
        </table:table-row>
        <table:table-row table:style-name="ro2">
          <table:table-cell office:value-type="string">
            <text:p>Trilmyrd</text:p>
          </table:table-cell>
          <table:table-cell office:value-type="string">
            <text:p>Fall</text:p>
          </table:table-cell>
        </table:table-row>
      </table:table>
      <table:table table:name="Elf-F" table:style-name="ta1" table:print="false"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Tucnis</text:p>
          </table:table-cell>
          <table:table-cell office:value-type="string">
            <text:p>Tallastur</text:p>
          </table:table-cell>
        </table:table-row>
        <table:table-row table:style-name="ro2">
          <table:table-cell office:value-type="string">
            <text:p>Veda</text:p>
          </table:table-cell>
          <table:table-cell office:value-type="string">
            <text:p>Zur</text:p>
          </table:table-cell>
        </table:table-row>
        <table:table-row table:style-name="ro2">
          <table:table-cell office:value-type="string">
            <text:p>Fuhe</text:p>
          </table:table-cell>
          <table:table-cell office:value-type="string">
            <text:p>Therover</text:p>
          </table:table-cell>
        </table:table-row>
        <table:table-row table:style-name="ro2">
          <table:table-cell office:value-type="string">
            <text:p>Nunna</text:p>
          </table:table-cell>
          <table:table-cell office:value-type="string">
            <text:p>Shuhael</text:p>
          </table:table-cell>
        </table:table-row>
        <table:table-row table:style-name="ro2">
          <table:table-cell office:value-type="string">
            <text:p>Phurrorsiah</text:p>
          </table:table-cell>
          <table:table-cell office:value-type="string">
            <text:p>Mogarrus</text:p>
          </table:table-cell>
        </table:table-row>
        <table:table-row table:style-name="ro2">
          <table:table-cell office:value-type="string">
            <text:p>Feghedri</text:p>
          </table:table-cell>
          <table:table-cell office:value-type="string">
            <text:p>Gos</text:p>
          </table:table-cell>
        </table:table-row>
        <table:table-row table:style-name="ro2">
          <table:table-cell office:value-type="string">
            <text:p>Olhransin</text:p>
          </table:table-cell>
          <table:table-cell office:value-type="string">
            <text:p>Kivilol</text:p>
          </table:table-cell>
        </table:table-row>
        <table:table-row table:style-name="ro2">
          <table:table-cell office:value-type="string">
            <text:p>Yiendonu</text:p>
          </table:table-cell>
          <table:table-cell office:value-type="string">
            <text:p>Tom</text:p>
          </table:table-cell>
        </table:table-row>
        <table:table-row table:style-name="ro2">
          <table:table-cell office:value-type="string">
            <text:p>Fucmecohon</text:p>
          </table:table-cell>
          <table:table-cell office:value-type="string">
            <text:p>Vehierar</text:p>
          </table:table-cell>
        </table:table-row>
        <table:table-row table:style-name="ro2">
          <table:table-cell office:value-type="string">
            <text:p>Tehhaevumo</text:p>
          </table:table-cell>
          <table:table-cell office:value-type="string">
            <text:p>Shemmo</text:p>
          </table:table-cell>
        </table:table-row>
        <table:table-row table:style-name="ro2">
          <table:table-cell office:value-type="string">
            <text:p>Teye</text:p>
          </table:table-cell>
          <table:table-cell office:value-type="string">
            <text:p>Huphohas</text:p>
          </table:table-cell>
        </table:table-row>
        <table:table-row table:style-name="ro2">
          <table:table-cell office:value-type="string">
            <text:p>Leclu</text:p>
          </table:table-cell>
          <table:table-cell office:value-type="string">
            <text:p>Neen</text:p>
          </table:table-cell>
        </table:table-row>
        <table:table-row table:style-name="ro2">
          <table:table-cell office:value-type="string">
            <text:p>Ienyo</text:p>
          </table:table-cell>
          <table:table-cell office:value-type="string">
            <text:p>Hedromir</text:p>
          </table:table-cell>
        </table:table-row>
        <table:table-row table:style-name="ro2">
          <table:table-cell office:value-type="string">
            <text:p>Yundlass</text:p>
          </table:table-cell>
          <table:table-cell office:value-type="string">
            <text:p>Vesol</text:p>
          </table:table-cell>
        </table:table-row>
        <table:table-row table:style-name="ro2">
          <table:table-cell office:value-type="string">
            <text:p>Thegiennoh</text:p>
          </table:table-cell>
          <table:table-cell office:value-type="string">
            <text:p>Kikovar</text:p>
          </table:table-cell>
        </table:table-row>
        <table:table-row table:style-name="ro2">
          <table:table-cell office:value-type="string">
            <text:p>Thiluhhu</text:p>
          </table:table-cell>
          <table:table-cell office:value-type="string">
            <text:p>Hih</text:p>
          </table:table-cell>
        </table:table-row>
        <table:table-row table:style-name="ro2">
          <table:table-cell office:value-type="string">
            <text:p>Aayela</text:p>
          </table:table-cell>
          <table:table-cell office:value-type="string">
            <text:p>Calvethoh</text:p>
          </table:table-cell>
        </table:table-row>
        <table:table-row table:style-name="ro2">
          <table:table-cell office:value-type="string">
            <text:p>Egissa</text:p>
          </table:table-cell>
          <table:table-cell office:value-type="string">
            <text:p>Nun</text:p>
          </table:table-cell>
        </table:table-row>
        <table:table-row table:style-name="ro2">
          <table:table-cell office:value-type="string">
            <text:p>Ulladurlaon</text:p>
          </table:table-cell>
          <table:table-cell office:value-type="string">
            <text:p>Siommadnaeh</text:p>
          </table:table-cell>
        </table:table-row>
        <table:table-row table:style-name="ro2">
          <table:table-cell office:value-type="string">
            <text:p>Seaemolyillo</text:p>
          </table:table-cell>
          <table:table-cell office:value-type="string">
            <text:p>Laghus</text:p>
          </table:table-cell>
        </table:table-row>
      </table:table>
      <table:table table:name="Elf-M" table:style-name="ta1" table:print="false"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>
            <text:p>Vol</text:p>
          </table:table-cell>
          <table:table-cell office:value-type="string">
            <text:p>Liomilim</text:p>
          </table:table-cell>
        </table:table-row>
        <table:table-row table:style-name="ro2">
          <table:table-cell table:number-columns-repeated="2" office:value-type="string">
            <text:p>Ler</text:p>
          </table:table-cell>
        </table:table-row>
        <table:table-row table:style-name="ro2">
          <table:table-cell office:value-type="string">
            <text:p>Thas</text:p>
          </table:table-cell>
          <table:table-cell office:value-type="string">
            <text:p>Gellimas</text:p>
          </table:table-cell>
        </table:table-row>
        <table:table-row table:style-name="ro2">
          <table:table-cell office:value-type="string">
            <text:p>Kardruss</text:p>
          </table:table-cell>
          <table:table-cell office:value-type="string">
            <text:p>Ogi</text:p>
          </table:table-cell>
        </table:table-row>
        <table:table-row table:style-name="ro2">
          <table:table-cell office:value-type="string">
            <text:p>Tetim</text:p>
          </table:table-cell>
          <table:table-cell office:value-type="string">
            <text:p>Ugholdluh</text:p>
          </table:table-cell>
        </table:table-row>
        <table:table-row table:style-name="ro2">
          <table:table-cell office:value-type="string">
            <text:p>Keshon</text:p>
          </table:table-cell>
          <table:table-cell office:value-type="string">
            <text:p>Wim</text:p>
          </table:table-cell>
        </table:table-row>
        <table:table-row table:style-name="ro2">
          <table:table-cell office:value-type="string">
            <text:p>Siral</text:p>
          </table:table-cell>
          <table:table-cell office:value-type="string">
            <text:p>Vinrosih</text:p>
          </table:table-cell>
        </table:table-row>
        <table:table-row table:style-name="ro2">
          <table:table-cell office:value-type="string">
            <text:p>Kraleldlos</text:p>
          </table:table-cell>
          <table:table-cell office:value-type="string">
            <text:p>Loh</text:p>
          </table:table-cell>
        </table:table-row>
        <table:table-row table:style-name="ro2">
          <table:table-cell office:value-type="string">
            <text:p>Lergulan</text:p>
          </table:table-cell>
          <table:table-cell office:value-type="string">
            <text:p>Seemmocla</text:p>
          </table:table-cell>
        </table:table-row>
        <table:table-row table:style-name="ro2">
          <table:table-cell office:value-type="string">
            <text:p>Harollisthan</text:p>
          </table:table-cell>
          <table:table-cell office:value-type="string">
            <text:p>Noli</text:p>
          </table:table-cell>
        </table:table-row>
        <table:table-row table:style-name="ro2">
          <table:table-cell office:value-type="string">
            <text:p>Theil</text:p>
          </table:table-cell>
          <table:table-cell office:value-type="string">
            <text:p>Zhaldlimum</text:p>
          </table:table-cell>
        </table:table-row>
        <table:table-row table:style-name="ro2">
          <table:table-cell office:value-type="string">
            <text:p>Kren</text:p>
          </table:table-cell>
          <table:table-cell office:value-type="string">
            <text:p>Naer</text:p>
          </table:table-cell>
        </table:table-row>
        <table:table-row table:style-name="ro2">
          <table:table-cell office:value-type="string">
            <text:p>Dul</text:p>
          </table:table-cell>
          <table:table-cell office:value-type="string">
            <text:p>Halhrargir</text:p>
          </table:table-cell>
        </table:table-row>
        <table:table-row table:style-name="ro2">
          <table:table-cell office:value-type="string">
            <text:p>Ealdlum</text:p>
          </table:table-cell>
          <table:table-cell office:value-type="string">
            <text:p>Unther</text:p>
          </table:table-cell>
        </table:table-row>
        <table:table-row table:style-name="ro2">
          <table:table-cell office:value-type="string">
            <text:p>Veandras</text:p>
          </table:table-cell>
          <table:table-cell office:value-type="string">
            <text:p>Zhasliavam</text:p>
          </table:table-cell>
        </table:table-row>
        <table:table-row table:style-name="ro2">
          <table:table-cell office:value-type="string">
            <text:p>Sildil</text:p>
          </table:table-cell>
          <table:table-cell office:value-type="string">
            <text:p>Cin</text:p>
          </table:table-cell>
        </table:table-row>
        <table:table-row table:style-name="ro2">
          <table:table-cell office:value-type="string">
            <text:p>Durdras</text:p>
          </table:table-cell>
          <table:table-cell office:value-type="string">
            <text:p>Zhermemia</text:p>
          </table:table-cell>
        </table:table-row>
        <table:table-row table:style-name="ro2">
          <table:table-cell office:value-type="string">
            <text:p>Irdlamom</text:p>
          </table:table-cell>
          <table:table-cell office:value-type="string">
            <text:p>Mes</text:p>
          </table:table-cell>
        </table:table-row>
        <table:table-row table:style-name="ro2">
          <table:table-cell office:value-type="string">
            <text:p>Vaghreshneal</text:p>
          </table:table-cell>
          <table:table-cell office:value-type="string">
            <text:p>Gassaror</text:p>
          </table:table-cell>
        </table:table-row>
        <table:table-row table:style-name="ro2">
          <table:table-cell office:value-type="string">
            <text:p>Sehanvranras</text:p>
          </table:table-cell>
          <table:table-cell office:value-type="string">
            <text:p>Gevum</text:p>
          </table:table-cell>
        </table:table-row>
      </table:table>
      <table:table table:name="Gnome-F" table:style-name="ta1" table:print="false"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>
            <text:p>Nick</text:p>
          </table:table-cell>
          <table:table-cell office:value-type="string">
            <text:p>Shogwiottlim</text:p>
          </table:table-cell>
        </table:table-row>
        <table:table-row table:style-name="ro2">
          <table:table-cell office:value-type="string">
            <text:p>Seth</text:p>
          </table:table-cell>
          <table:table-cell office:value-type="string">
            <text:p>Black</text:p>
          </table:table-cell>
        </table:table-row>
        <table:table-row table:style-name="ro2">
          <table:table-cell office:value-type="string">
            <text:p>Qim</text:p>
          </table:table-cell>
          <table:table-cell office:value-type="string">
            <text:p>Qupleldreth</text:p>
          </table:table-cell>
        </table:table-row>
        <table:table-row table:style-name="ro2">
          <table:table-cell office:value-type="string">
            <text:p>Yick</text:p>
          </table:table-cell>
          <table:table-cell office:value-type="string">
            <text:p>Qregluh</text:p>
          </table:table-cell>
        </table:table-row>
        <table:table-row table:style-name="ro2">
          <table:table-cell office:value-type="string">
            <text:p>Tracun</text:p>
          </table:table-cell>
          <table:table-cell office:value-type="string">
            <text:p>Blilullaam</text:p>
          </table:table-cell>
        </table:table-row>
        <table:table-row table:style-name="ro2">
          <table:table-cell office:value-type="string">
            <text:p>Minlith</text:p>
          </table:table-cell>
          <table:table-cell office:value-type="string">
            <text:p>Sieth</text:p>
          </table:table-cell>
        </table:table-row>
        <table:table-row table:style-name="ro2">
          <table:table-cell office:value-type="string">
            <text:p>Nusush</text:p>
          </table:table-cell>
          <table:table-cell office:value-type="string">
            <text:p>Blezbalmom</text:p>
          </table:table-cell>
        </table:table-row>
        <table:table-row table:style-name="ro2">
          <table:table-cell office:value-type="string">
            <text:p>Telfiothrios</text:p>
          </table:table-cell>
          <table:table-cell office:value-type="string">
            <text:p>Fiems</text:p>
          </table:table-cell>
        </table:table-row>
        <table:table-row table:style-name="ro2">
          <table:table-cell office:value-type="string">
            <text:p>Rikabos</text:p>
          </table:table-cell>
          <table:table-cell office:value-type="string">
            <text:p>Jisnepswieng</text:p>
          </table:table-cell>
        </table:table-row>
        <table:table-row table:style-name="ro2">
          <table:table-cell office:value-type="string">
            <text:p>Bajenkejat</text:p>
          </table:table-cell>
          <table:table-cell office:value-type="string">
            <text:p>Epplor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string">
            <text:p>Getlapne</text:p>
          </table:table-cell>
        </table:table-row>
        <table:table-row table:style-name="ro2">
          <table:table-cell office:value-type="string">
            <text:p>Sat</text:p>
          </table:table-cell>
          <table:table-cell office:value-type="string">
            <text:p>Kliem</text:p>
          </table:table-cell>
        </table:table-row>
        <table:table-row table:style-name="ro2">
          <table:table-cell office:value-type="string">
            <text:p>Fieg</text:p>
          </table:table-cell>
          <table:table-cell office:value-type="string">
            <text:p>Ontangne</text:p>
          </table:table-cell>
        </table:table-row>
        <table:table-row table:style-name="ro2">
          <table:table-cell office:value-type="string">
            <text:p>Quen</text:p>
          </table:table-cell>
          <table:table-cell office:value-type="string">
            <text:p>Blintu</text:p>
          </table:table-cell>
        </table:table-row>
        <table:table-row table:style-name="ro2">
          <table:table-cell office:value-type="string">
            <text:p>Fobon</text:p>
          </table:table-cell>
          <table:table-cell office:value-type="string">
            <text:p>Nolnepid</text:p>
          </table:table-cell>
        </table:table-row>
        <table:table-row table:style-name="ro2">
          <table:table-cell office:value-type="string">
            <text:p>Ienpus</text:p>
          </table:table-cell>
          <table:table-cell office:value-type="string">
            <text:p>Daem</text:p>
          </table:table-cell>
        </table:table-row>
        <table:table-row table:style-name="ro2">
          <table:table-cell office:value-type="string">
            <text:p>Hovnash</text:p>
          </table:table-cell>
          <table:table-cell office:value-type="string">
            <text:p>Bezlolless</text:p>
          </table:table-cell>
        </table:table-row>
        <table:table-row table:style-name="ro2">
          <table:table-cell office:value-type="string">
            <text:p>Sumabut</text:p>
          </table:table-cell>
          <table:table-cell office:value-type="string">
            <text:p>Gusp</text:p>
          </table:table-cell>
        </table:table-row>
        <table:table-row table:style-name="ro2">
          <table:table-cell office:value-type="string">
            <text:p>Wethrunioth</text:p>
          </table:table-cell>
          <table:table-cell office:value-type="string">
            <text:p>Izlupem</text:p>
          </table:table-cell>
        </table:table-row>
        <table:table-row table:style-name="ro2">
          <table:table-cell office:value-type="string">
            <text:p>Malnarzaprish</text:p>
          </table:table-cell>
          <table:table-cell office:value-type="string">
            <text:p>Thilbae</text:p>
          </table:table-cell>
        </table:table-row>
        <table:table-row table:style-name="ro2">
          <table:table-cell office:value-type="string">
            <text:p>Pin</text:p>
          </table:table-cell>
          <table:table-cell office:value-type="string">
            <text:p>Qolmepneeng</text:p>
          </table:table-cell>
        </table:table-row>
        <table:table-row table:style-name="ro2">
          <table:table-cell office:value-type="string">
            <text:p>Gum</text:p>
          </table:table-cell>
          <table:table-cell office:value-type="string">
            <text:p>Mih</text:p>
          </table:table-cell>
        </table:table-row>
        <table:table-row table:style-name="ro2">
          <table:table-cell office:value-type="string">
            <text:p>Snug</text:p>
          </table:table-cell>
          <table:table-cell office:value-type="string">
            <text:p>Ootlenocks</text:p>
          </table:table-cell>
        </table:table-row>
        <table:table-row table:style-name="ro2">
          <table:table-cell office:value-type="string">
            <text:p>Sas</text:p>
          </table:table-cell>
          <table:table-cell office:value-type="string">
            <text:p>Fripnibs</text:p>
          </table:table-cell>
        </table:table-row>
        <table:table-row table:style-name="ro2">
          <table:table-cell office:value-type="string">
            <text:p>Vionpiack</text:p>
          </table:table-cell>
          <table:table-cell office:value-type="string">
            <text:p>Thedolme</text:p>
          </table:table-cell>
        </table:table-row>
        <table:table-row table:style-name="ro2">
          <table:table-cell office:value-type="string">
            <text:p>Filen</text:p>
          </table:table-cell>
          <table:table-cell office:value-type="string">
            <text:p>Veeck</text:p>
          </table:table-cell>
        </table:table-row>
        <table:table-row table:style-name="ro2">
          <table:table-cell office:value-type="string">
            <text:p>Wulais</text:p>
          </table:table-cell>
          <table:table-cell office:value-type="string">
            <text:p>Chebrorndisp</text:p>
          </table:table-cell>
        </table:table-row>
        <table:table-row table:style-name="ro2">
          <table:table-cell office:value-type="string">
            <text:p>Iezzeblien</text:p>
          </table:table-cell>
          <table:table-cell office:value-type="string">
            <text:p>Thab</text:p>
          </table:table-cell>
        </table:table-row>
        <table:table-row table:style-name="ro2">
          <table:table-cell office:value-type="string">
            <text:p>Tufforlen</text:p>
          </table:table-cell>
          <table:table-cell office:value-type="string">
            <text:p>Kriansudli</text:p>
          </table:table-cell>
        </table:table-row>
        <table:table-row table:style-name="ro2">
          <table:table-cell office:value-type="string">
            <text:p>Uxumojosh</text:p>
          </table:table-cell>
          <table:table-cell office:value-type="string">
            <text:p>Withust</text:p>
          </table:table-cell>
        </table:table-row>
        <table:table-row table:style-name="ro2">
          <table:table-cell office:value-type="string">
            <text:p>Niom</text:p>
          </table:table-cell>
          <table:table-cell office:value-type="string">
            <text:p>Wodficni</text:p>
          </table:table-cell>
        </table:table-row>
        <table:table-row table:style-name="ro2">
          <table:table-cell office:value-type="string">
            <text:p>Trug</text:p>
          </table:table-cell>
          <table:table-cell office:value-type="string">
            <text:p>Rag</text:p>
          </table:table-cell>
        </table:table-row>
        <table:table-row table:style-name="ro2">
          <table:table-cell office:value-type="string">
            <text:p>Zun</text:p>
          </table:table-cell>
          <table:table-cell office:value-type="string">
            <text:p>Oclolmung</text:p>
          </table:table-cell>
        </table:table-row>
        <table:table-row table:style-name="ro2">
          <table:table-cell office:value-type="string">
            <text:p>Lat</text:p>
          </table:table-cell>
          <table:table-cell office:value-type="string">
            <text:p>Nucesp</text:p>
          </table:table-cell>
        </table:table-row>
        <table:table-row table:style-name="ro2">
          <table:table-cell office:value-type="string">
            <text:p>Vennock</text:p>
          </table:table-cell>
          <table:table-cell office:value-type="string">
            <text:p>Freddlaancim</text:p>
          </table:table-cell>
        </table:table-row>
        <table:table-row table:style-name="ro2">
          <table:table-cell office:value-type="string">
            <text:p>Yerieth</text:p>
          </table:table-cell>
          <table:table-cell office:value-type="string">
            <text:p>Qrid</text:p>
          </table:table-cell>
        </table:table-row>
        <table:table-row table:style-name="ro2">
          <table:table-cell office:value-type="string">
            <text:p>Milim</text:p>
          </table:table-cell>
          <table:table-cell office:value-type="string">
            <text:p>Thupplungnong</text:p>
          </table:table-cell>
        </table:table-row>
        <table:table-row table:style-name="ro2">
          <table:table-cell office:value-type="string">
            <text:p>Onishit</text:p>
          </table:table-cell>
          <table:table-cell office:value-type="string">
            <text:p>Maess</text:p>
          </table:table-cell>
        </table:table-row>
        <table:table-row table:style-name="ro2">
          <table:table-cell office:value-type="string">
            <text:p>Muefenick</text:p>
          </table:table-cell>
          <table:table-cell office:value-type="string">
            <text:p>Tegoplabs</text:p>
          </table:table-cell>
        </table:table-row>
        <table:table-row table:style-name="ro2">
          <table:table-cell office:value-type="string">
            <text:p>Vuxoruggosh</text:p>
          </table:table-cell>
          <table:table-cell office:value-type="string">
            <text:p>Shawled</text:p>
          </table:table-cell>
        </table:table-row>
        <table:table-row table:style-name="ro2">
          <table:table-cell office:value-type="string">
            <text:p>Deth</text:p>
          </table:table-cell>
          <table:table-cell office:value-type="string">
            <text:p>Chiglizlum</text:p>
          </table:table-cell>
        </table:table-row>
        <table:table-row table:style-name="ro2">
          <table:table-cell office:value-type="string">
            <text:p>Vash</text:p>
          </table:table-cell>
          <table:table-cell office:value-type="string">
            <text:p>Baam</text:p>
          </table:table-cell>
        </table:table-row>
        <table:table-row table:style-name="ro2">
          <table:table-cell office:value-type="string">
            <text:p>Sen</text:p>
          </table:table-cell>
          <table:table-cell office:value-type="string">
            <text:p>Qunziovroh</text:p>
          </table:table-cell>
        </table:table-row>
        <table:table-row table:style-name="ro2">
          <table:table-cell office:value-type="string">
            <text:p>Wit</text:p>
          </table:table-cell>
          <table:table-cell office:value-type="string">
            <text:p>Wuppo</text:p>
          </table:table-cell>
        </table:table-row>
        <table:table-row table:style-name="ro2">
          <table:table-cell office:value-type="string">
            <text:p>Sognin</text:p>
          </table:table-cell>
          <table:table-cell office:value-type="string">
            <text:p>Erernfist</text:p>
          </table:table-cell>
        </table:table-row>
        <table:table-row table:style-name="ro2">
          <table:table-cell office:value-type="string">
            <text:p>Segot</text:p>
          </table:table-cell>
          <table:table-cell office:value-type="string">
            <text:p>Kribs</text:p>
          </table:table-cell>
        </table:table-row>
        <table:table-row table:style-name="ro2">
          <table:table-cell office:value-type="string">
            <text:p>Duhon</text:p>
          </table:table-cell>
          <table:table-cell office:value-type="string">
            <text:p>Ioldilleh</text:p>
          </table:table-cell>
        </table:table-row>
        <table:table-row table:style-name="ro2">
          <table:table-cell office:value-type="string">
            <text:p>Tiehemzosh</text:p>
          </table:table-cell>
          <table:table-cell office:value-type="string">
            <text:p>Kruar</text:p>
          </table:table-cell>
        </table:table-row>
        <table:table-row table:style-name="ro2">
          <table:table-cell office:value-type="string">
            <text:p>Ommurzas</text:p>
          </table:table-cell>
          <table:table-cell office:value-type="string">
            <text:p>Aevepplecks</text:p>
          </table:table-cell>
        </table:table-row>
        <table:table-row table:style-name="ro2">
          <table:table-cell office:value-type="string">
            <text:p>Terzonkelzas</text:p>
          </table:table-cell>
          <table:table-cell office:value-type="string">
            <text:p>Jilung</text:p>
          </table:table-cell>
        </table:table-row>
      </table:table>
      <table:table table:name="Gnome-M" table:style-name="ta1" table:print="false">
        <table:table-column table:style-name="co17" table:default-cell-style-name="Default"/>
        <table:table-column table:style-name="co12" table:default-cell-style-name="Default"/>
        <table:table-row table:style-name="ro2">
          <table:table-cell office:value-type="string">
            <text:p>Fott</text:p>
          </table:table-cell>
          <table:table-cell office:value-type="string">
            <text:p>Egnidross</text:p>
          </table:table-cell>
        </table:table-row>
        <table:table-row table:style-name="ro2">
          <table:table-cell office:value-type="string">
            <text:p>Drun</text:p>
          </table:table-cell>
          <table:table-cell office:value-type="string">
            <text:p>Sub</text:p>
          </table:table-cell>
        </table:table-row>
        <table:table-row table:style-name="ro2">
          <table:table-cell office:value-type="string">
            <text:p>Der</text:p>
          </table:table-cell>
          <table:table-cell office:value-type="string">
            <text:p>Tantiweg</text:p>
          </table:table-cell>
        </table:table-row>
        <table:table-row table:style-name="ro2">
          <table:table-cell office:value-type="string">
            <text:p>Pebno</text:p>
          </table:table-cell>
          <table:table-cell office:value-type="string">
            <text:p>Glutha</text:p>
          </table:table-cell>
        </table:table-row>
        <table:table-row table:style-name="ro2">
          <table:table-cell office:value-type="string">
            <text:p>Zackust</text:p>
          </table:table-cell>
          <table:table-cell office:value-type="string">
            <text:p>Alnaggli</text:p>
          </table:table-cell>
        </table:table-row>
        <table:table-row table:style-name="ro2">
          <table:table-cell office:value-type="string">
            <text:p>Ecri</text:p>
          </table:table-cell>
          <table:table-cell office:value-type="string">
            <text:p>Rur</text:p>
          </table:table-cell>
        </table:table-row>
        <table:table-row table:style-name="ro2">
          <table:table-cell office:value-type="string">
            <text:p>Chimza</text:p>
          </table:table-cell>
          <table:table-cell office:value-type="string">
            <text:p>Uniellaad</text:p>
          </table:table-cell>
        </table:table-row>
        <table:table-row table:style-name="ro2">
          <table:table-cell office:value-type="string">
            <text:p>Chadwapu</text:p>
          </table:table-cell>
          <table:table-cell office:value-type="string">
            <text:p>Shah</text:p>
          </table:table-cell>
        </table:table-row>
        <table:table-row table:style-name="ro2">
          <table:table-cell office:value-type="string">
            <text:p>Qalbopqiurd</text:p>
          </table:table-cell>
          <table:table-cell office:value-type="string">
            <text:p>Pavudneg</text:p>
          </table:table-cell>
        </table:table-row>
        <table:table-row table:style-name="ro2">
          <table:table-cell office:value-type="string">
            <text:p>Huvembokint</text:p>
          </table:table-cell>
          <table:table-cell office:value-type="string">
            <text:p>Gladrist</text:p>
          </table:table-cell>
        </table:table-row>
        <table:table-row table:style-name="ro2">
          <table:table-cell office:value-type="string">
            <text:p>Fox</text:p>
          </table:table-cell>
          <table:table-cell office:value-type="string">
            <text:p>Krerlilpe</text:p>
          </table:table-cell>
        </table:table-row>
        <table:table-row table:style-name="ro2">
          <table:table-cell office:value-type="string">
            <text:p>Vam</text:p>
          </table:table-cell>
          <table:table-cell office:value-type="string">
            <text:p>Jur</text:p>
          </table:table-cell>
        </table:table-row>
        <table:table-row table:style-name="ro2">
          <table:table-cell office:value-type="string">
            <text:p>Rex</text:p>
          </table:table-cell>
          <table:table-cell office:value-type="string">
            <text:p>Greplapriem</text:p>
          </table:table-cell>
        </table:table-row>
        <table:table-row table:style-name="ro2">
          <table:table-cell office:value-type="string">
            <text:p>Calent</text:p>
          </table:table-cell>
          <table:table-cell office:value-type="string">
            <text:p>Domacks</text:p>
          </table:table-cell>
        </table:table-row>
        <table:table-row table:style-name="ro2">
          <table:table-cell office:value-type="string">
            <text:p>Acdet</text:p>
          </table:table-cell>
          <table:table-cell office:value-type="string">
            <text:p>Ettligeth</text:p>
          </table:table-cell>
        </table:table-row>
        <table:table-row table:style-name="ro2">
          <table:table-cell office:value-type="string">
            <text:p>Driupir</text:p>
          </table:table-cell>
          <table:table-cell office:value-type="string">
            <text:p>Zuh</text:p>
          </table:table-cell>
        </table:table-row>
        <table:table-row table:style-name="ro2">
          <table:table-cell office:value-type="string">
            <text:p>Ecdiun</text:p>
          </table:table-cell>
          <table:table-cell office:value-type="string">
            <text:p>Sizlopruad</text:p>
          </table:table-cell>
        </table:table-row>
        <table:table-row table:style-name="ro2">
          <table:table-cell office:value-type="string">
            <text:p>Vretiumutt</text:p>
          </table:table-cell>
          <table:table-cell office:value-type="string">
            <text:p>Thong</text:p>
          </table:table-cell>
        </table:table-row>
        <table:table-row table:style-name="ro2">
          <table:table-cell office:value-type="string">
            <text:p>Bavidqourd</text:p>
          </table:table-cell>
          <table:table-cell office:value-type="string">
            <text:p>Kazlondug</text:p>
          </table:table-cell>
        </table:table-row>
        <table:table-row table:style-name="ro2">
          <table:table-cell office:value-type="string">
            <text:p>Gratrabolast</text:p>
          </table:table-cell>
          <table:table-cell office:value-type="string">
            <text:p>Ewucks</text:p>
          </table:table-cell>
        </table:table-row>
        <table:table-row table:style-name="ro2">
          <table:table-cell office:value-type="string">
            <text:p>Kack</text:p>
          </table:table-cell>
          <table:table-cell office:value-type="string">
            <text:p>Thuburi</text:p>
          </table:table-cell>
        </table:table-row>
        <table:table-row table:style-name="ro2">
          <table:table-cell office:value-type="string">
            <text:p>Kent</text:p>
          </table:table-cell>
          <table:table-cell office:value-type="string">
            <text:p>Shest</text:p>
          </table:table-cell>
        </table:table-row>
        <table:table-row table:style-name="ro2">
          <table:table-cell office:value-type="string">
            <text:p>Kird</text:p>
          </table:table-cell>
          <table:table-cell office:value-type="string">
            <text:p>Woncoldrooth</text:p>
          </table:table-cell>
        </table:table-row>
        <table:table-row table:style-name="ro2">
          <table:table-cell office:value-type="string">
            <text:p>Gouldeerd</text:p>
          </table:table-cell>
          <table:table-cell office:value-type="string">
            <text:p>Qrenzuabs</text:p>
          </table:table-cell>
        </table:table-row>
        <table:table-row table:style-name="ro2">
          <table:table-cell office:value-type="string">
            <text:p>Kovost</text:p>
          </table:table-cell>
          <table:table-cell office:value-type="string">
            <text:p>Thodruddlass</text:p>
          </table:table-cell>
        </table:table-row>
        <table:table-row table:style-name="ro2">
          <table:table-cell office:value-type="string">
            <text:p>Upro</text:p>
          </table:table-cell>
          <table:table-cell office:value-type="string">
            <text:p>Thud</text:p>
          </table:table-cell>
        </table:table-row>
        <table:table-row table:style-name="ro2">
          <table:table-cell office:value-type="string">
            <text:p>Unnoum</text:p>
          </table:table-cell>
          <table:table-cell office:value-type="string">
            <text:p>Apraldrust</text:p>
          </table:table-cell>
        </table:table-row>
        <table:table-row table:style-name="ro2">
          <table:table-cell office:value-type="string">
            <text:p>Bibnomzo</text:p>
          </table:table-cell>
          <table:table-cell office:value-type="string">
            <text:p>Ruth</text:p>
          </table:table-cell>
        </table:table-row>
        <table:table-row table:style-name="ro2">
          <table:table-cell office:value-type="string">
            <text:p>Ingiumot</text:p>
          </table:table-cell>
          <table:table-cell office:value-type="string">
            <text:p>Zeednuppliosp</text:p>
          </table:table-cell>
        </table:table-row>
        <table:table-row table:style-name="ro2">
          <table:table-cell office:value-type="string">
            <text:p>Olbokqopost</text:p>
          </table:table-cell>
          <table:table-cell office:value-type="string">
            <text:p>Haecisp</text:p>
          </table:table-cell>
        </table:table-row>
        <table:table-row table:style-name="ro2">
          <table:table-cell office:value-type="string">
            <text:p>Vrout</text:p>
          </table:table-cell>
          <table:table-cell office:value-type="string">
            <text:p>Fondanuocks</text:p>
          </table:table-cell>
        </table:table-row>
        <table:table-row table:style-name="ro2">
          <table:table-cell office:value-type="string">
            <text:p>Cutt</text:p>
          </table:table-cell>
          <table:table-cell office:value-type="string">
            <text:p>Hin</text:p>
          </table:table-cell>
        </table:table-row>
        <table:table-row table:style-name="ro2">
          <table:table-cell office:value-type="string">
            <text:p>Krer</text:p>
          </table:table-cell>
          <table:table-cell office:value-type="string">
            <text:p>Aanduplan</text:p>
          </table:table-cell>
        </table:table-row>
        <table:table-row table:style-name="ro2">
          <table:table-cell office:value-type="string">
            <text:p>Ekwuo</text:p>
          </table:table-cell>
          <table:table-cell office:value-type="string">
            <text:p>Wombuab</text:p>
          </table:table-cell>
        </table:table-row>
        <table:table-row table:style-name="ro2">
          <table:table-cell office:value-type="string">
            <text:p>Fanget</text:p>
          </table:table-cell>
          <table:table-cell office:value-type="string">
            <text:p>Shoozliegwick</text:p>
          </table:table-cell>
        </table:table-row>
        <table:table-row table:style-name="ro2">
          <table:table-cell office:value-type="string">
            <text:p>Nebnen</text:p>
          </table:table-cell>
          <table:table-cell office:value-type="string">
            <text:p>Vobs</text:p>
          </table:table-cell>
        </table:table-row>
        <table:table-row table:style-name="ro2">
          <table:table-cell office:value-type="string">
            <text:p>Guambed</text:p>
          </table:table-cell>
          <table:table-cell office:value-type="string">
            <text:p>Dacutli</text:p>
          </table:table-cell>
        </table:table-row>
        <table:table-row table:style-name="ro2">
          <table:table-cell office:value-type="string">
            <text:p>Bonzimem</text:p>
          </table:table-cell>
          <table:table-cell office:value-type="string">
            <text:p>Sosp</text:p>
          </table:table-cell>
        </table:table-row>
        <table:table-row table:style-name="ro2">
          <table:table-cell office:value-type="string">
            <text:p>Vunokro</text:p>
          </table:table-cell>
          <table:table-cell office:value-type="string">
            <text:p>Juzbudroh</text:p>
          </table:table-cell>
        </table:table-row>
        <table:table-row table:style-name="ro2">
          <table:table-cell office:value-type="string">
            <text:p>Vrepebrapom</text:p>
          </table:table-cell>
          <table:table-cell office:value-type="string">
            <text:p>Grareng</text:p>
          </table:table-cell>
        </table:table-row>
        <table:table-row table:style-name="ro2">
          <table:table-cell office:value-type="string">
            <text:p>Vrout</text:p>
          </table:table-cell>
          <table:table-cell office:value-type="string">
            <text:p>Fondanuocks</text:p>
          </table:table-cell>
        </table:table-row>
        <table:table-row table:style-name="ro2">
          <table:table-cell office:value-type="string">
            <text:p>Cutt</text:p>
          </table:table-cell>
          <table:table-cell office:value-type="string">
            <text:p>Hin</text:p>
          </table:table-cell>
        </table:table-row>
        <table:table-row table:style-name="ro2">
          <table:table-cell office:value-type="string">
            <text:p>Krer</text:p>
          </table:table-cell>
          <table:table-cell office:value-type="string">
            <text:p>Aanduplan</text:p>
          </table:table-cell>
        </table:table-row>
        <table:table-row table:style-name="ro2">
          <table:table-cell office:value-type="string">
            <text:p>Ekwuo</text:p>
          </table:table-cell>
          <table:table-cell office:value-type="string">
            <text:p>Wombuab</text:p>
          </table:table-cell>
        </table:table-row>
        <table:table-row table:style-name="ro2">
          <table:table-cell office:value-type="string">
            <text:p>Fanget</text:p>
          </table:table-cell>
          <table:table-cell office:value-type="string">
            <text:p>Shoozliegwick</text:p>
          </table:table-cell>
        </table:table-row>
        <table:table-row table:style-name="ro2">
          <table:table-cell office:value-type="string">
            <text:p>Nebnen</text:p>
          </table:table-cell>
          <table:table-cell office:value-type="string">
            <text:p>Vobs</text:p>
          </table:table-cell>
        </table:table-row>
        <table:table-row table:style-name="ro2">
          <table:table-cell office:value-type="string">
            <text:p>Guambed</text:p>
          </table:table-cell>
          <table:table-cell office:value-type="string">
            <text:p>Dacutli</text:p>
          </table:table-cell>
        </table:table-row>
        <table:table-row table:style-name="ro2">
          <table:table-cell office:value-type="string">
            <text:p>Bonzimem</text:p>
          </table:table-cell>
          <table:table-cell office:value-type="string">
            <text:p>Sosp</text:p>
          </table:table-cell>
        </table:table-row>
        <table:table-row table:style-name="ro2">
          <table:table-cell office:value-type="string">
            <text:p>Vunokro</text:p>
          </table:table-cell>
          <table:table-cell office:value-type="string">
            <text:p>Juzbudroh</text:p>
          </table:table-cell>
        </table:table-row>
        <table:table-row table:style-name="ro2">
          <table:table-cell office:value-type="string">
            <text:p>Vrepebrapom</text:p>
          </table:table-cell>
          <table:table-cell office:value-type="string">
            <text:p>Grareng</text:p>
          </table:table-cell>
        </table:table-row>
      </table:table>
      <table:table table:name="Goblin-F" table:style-name="ta1" table:print="false">
        <table:table-column table:style-name="co18" table:default-cell-style-name="Default"/>
        <table:table-row table:style-name="ro2">
          <table:table-cell office:value-type="string">
            <text:p>Pedlu</text:p>
          </table:table-cell>
        </table:table-row>
        <table:table-row table:style-name="ro2">
          <table:table-cell office:value-type="string">
            <text:p>Horbath</text:p>
          </table:table-cell>
        </table:table-row>
        <table:table-row table:style-name="ro2">
          <table:table-cell office:value-type="string">
            <text:p>Mimra</text:p>
          </table:table-cell>
        </table:table-row>
        <table:table-row table:style-name="ro2">
          <table:table-cell office:value-type="string">
            <text:p>Vunko</text:p>
          </table:table-cell>
        </table:table-row>
        <table:table-row table:style-name="ro2">
          <table:table-cell office:value-type="string">
            <text:p>Vresib</text:p>
          </table:table-cell>
        </table:table-row>
        <table:table-row table:style-name="ro2">
          <table:table-cell office:value-type="string">
            <text:p>Votus</text:p>
          </table:table-cell>
        </table:table-row>
        <table:table-row table:style-name="ro2">
          <table:table-cell office:value-type="string">
            <text:p>Voudrukka</text:p>
          </table:table-cell>
        </table:table-row>
        <table:table-row table:style-name="ro2">
          <table:table-cell office:value-type="string">
            <text:p>Ghedlilgu</text:p>
          </table:table-cell>
        </table:table-row>
        <table:table-row table:style-name="ro2">
          <table:table-cell office:value-type="string">
            <text:p>Norkootchu</text:p>
          </table:table-cell>
        </table:table-row>
        <table:table-row table:style-name="ro2">
          <table:table-cell office:value-type="string">
            <text:p>Vurboovvuk</text:p>
          </table:table-cell>
        </table:table-row>
        <table:table-row table:style-name="ro2">
          <table:table-cell office:value-type="string">
            <text:p>Asta</text:p>
          </table:table-cell>
        </table:table-row>
        <table:table-row table:style-name="ro2">
          <table:table-cell office:value-type="string">
            <text:p>Jolges</text:p>
          </table:table-cell>
        </table:table-row>
        <table:table-row table:style-name="ro2">
          <table:table-cell office:value-type="string">
            <text:p>Zumdas</text:p>
          </table:table-cell>
        </table:table-row>
        <table:table-row table:style-name="ro2">
          <table:table-cell office:value-type="string">
            <text:p>Zakchu</text:p>
          </table:table-cell>
        </table:table-row>
        <table:table-row table:style-name="ro2">
          <table:table-cell office:value-type="string">
            <text:p>Moomku</text:p>
          </table:table-cell>
        </table:table-row>
        <table:table-row table:style-name="ro2">
          <table:table-cell office:value-type="string">
            <text:p>Foktu</text:p>
          </table:table-cell>
        </table:table-row>
        <table:table-row table:style-name="ro2">
          <table:table-cell office:value-type="string">
            <text:p>Onkedge</text:p>
          </table:table-cell>
        </table:table-row>
        <table:table-row table:style-name="ro2">
          <table:table-cell office:value-type="string">
            <text:p>Chodluldo</text:p>
          </table:table-cell>
        </table:table-row>
        <table:table-row table:style-name="ro2">
          <table:table-cell office:value-type="string">
            <text:p>Gunchistoub</text:p>
          </table:table-cell>
        </table:table-row>
        <table:table-row table:style-name="ro2">
          <table:table-cell office:value-type="string">
            <text:p>Famlemluh</text:p>
          </table:table-cell>
        </table:table-row>
      </table:table>
      <table:table table:name="Goblin-M" table:style-name="ta1" table:print="false">
        <table:table-column table:style-name="co18" table:default-cell-style-name="Default"/>
        <table:table-row table:style-name="ro2">
          <table:table-cell office:value-type="string">
            <text:p>Krurt</text:p>
          </table:table-cell>
        </table:table-row>
        <table:table-row table:style-name="ro2">
          <table:table-cell office:value-type="string">
            <text:p>Zot</text:p>
          </table:table-cell>
        </table:table-row>
        <table:table-row table:style-name="ro2">
          <table:table-cell office:value-type="string">
            <text:p>Flonk</text:p>
          </table:table-cell>
        </table:table-row>
        <table:table-row table:style-name="ro2">
          <table:table-cell office:value-type="string">
            <text:p>Krird</text:p>
          </table:table-cell>
        </table:table-row>
        <table:table-row table:style-name="ro2">
          <table:table-cell office:value-type="string">
            <text:p>Ledrash</text:p>
          </table:table-cell>
        </table:table-row>
        <table:table-row table:style-name="ro2">
          <table:table-cell office:value-type="string">
            <text:p>Podewg</text:p>
          </table:table-cell>
        </table:table-row>
        <table:table-row table:style-name="ro2">
          <table:table-cell office:value-type="string">
            <text:p>Pebra</text:p>
          </table:table-cell>
        </table:table-row>
        <table:table-row table:style-name="ro2">
          <table:table-cell office:value-type="string">
            <text:p>Madzo</text:p>
          </table:table-cell>
        </table:table-row>
        <table:table-row table:style-name="ro2">
          <table:table-cell office:value-type="string">
            <text:p>Wirgundorch</text:p>
          </table:table-cell>
        </table:table-row>
        <table:table-row table:style-name="ro2">
          <table:table-cell office:value-type="string">
            <text:p>Flebblogglirt</text:p>
          </table:table-cell>
        </table:table-row>
        <table:table-row table:style-name="ro2">
          <table:table-cell office:value-type="string">
            <text:p>Flank</text:p>
          </table:table-cell>
        </table:table-row>
        <table:table-row table:style-name="ro2">
          <table:table-cell office:value-type="string">
            <text:p>Kourk</text:p>
          </table:table-cell>
        </table:table-row>
        <table:table-row table:style-name="ro2">
          <table:table-cell office:value-type="string">
            <text:p>Chirg</text:p>
          </table:table-cell>
        </table:table-row>
        <table:table-row table:style-name="ro2">
          <table:table-cell office:value-type="string">
            <text:p>Flosh</text:p>
          </table:table-cell>
        </table:table-row>
        <table:table-row table:style-name="ro2">
          <table:table-cell office:value-type="string">
            <text:p>Juvush</text:p>
          </table:table-cell>
        </table:table-row>
        <table:table-row table:style-name="ro2">
          <table:table-cell office:value-type="string">
            <text:p>Ounglut</text:p>
          </table:table-cell>
        </table:table-row>
        <table:table-row table:style-name="ro2">
          <table:table-cell office:value-type="string">
            <text:p>Floadduz</text:p>
          </table:table-cell>
        </table:table-row>
        <table:table-row table:style-name="ro2">
          <table:table-cell office:value-type="string">
            <text:p>Flundurk</text:p>
          </table:table-cell>
        </table:table-row>
        <table:table-row table:style-name="ro2">
          <table:table-cell office:value-type="string">
            <text:p>Krendabmug</text:p>
          </table:table-cell>
        </table:table-row>
        <table:table-row table:style-name="ro2">
          <table:table-cell office:value-type="string">
            <text:p>Ghodroubro</text:p>
          </table:table-cell>
        </table:table-row>
      </table:table>
      <table:table table:name="Halfling-F" table:style-name="ta1" table:print="false"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>
            <text:p>Aerlis</text:p>
          </table:table-cell>
          <table:table-cell office:value-type="string">
            <text:p>Dayglow</text:p>
          </table:table-cell>
        </table:table-row>
        <table:table-row table:style-name="ro2">
          <table:table-cell office:value-type="string">
            <text:p>Ullos</text:p>
          </table:table-cell>
          <table:table-cell office:value-type="string">
            <text:p>Paelvi</text:p>
          </table:table-cell>
        </table:table-row>
        <table:table-row table:style-name="ro2">
          <table:table-cell office:value-type="string">
            <text:p>Tolra</text:p>
          </table:table-cell>
          <table:table-cell office:value-type="string">
            <text:p>Turnflaw</text:p>
          </table:table-cell>
        </table:table-row>
        <table:table-row table:style-name="ro2">
          <table:table-cell office:value-type="string">
            <text:p>Raelda</text:p>
          </table:table-cell>
          <table:table-cell office:value-type="string">
            <text:p>Blirwugnialk</text:p>
          </table:table-cell>
        </table:table-row>
        <table:table-row table:style-name="ro2">
          <table:table-cell office:value-type="string">
            <text:p>Wiyiu</text:p>
          </table:table-cell>
          <table:table-cell office:value-type="string">
            <text:p>Frostglow</text:p>
          </table:table-cell>
        </table:table-row>
        <table:table-row table:style-name="ro2">
          <table:table-cell office:value-type="string">
            <text:p>Dairleti</text:p>
          </table:table-cell>
          <table:table-cell office:value-type="string">
            <text:p>Rovlos</text:p>
          </table:table-cell>
        </table:table-row>
        <table:table-row table:style-name="ro2">
          <table:table-cell office:value-type="string">
            <text:p>Molmulmoth</text:p>
          </table:table-cell>
          <table:table-cell office:value-type="string">
            <text:p>Heartdraft</text:p>
          </table:table-cell>
        </table:table-row>
        <table:table-row table:style-name="ro2">
          <table:table-cell office:value-type="string">
            <text:p>Yisile</text:p>
          </table:table-cell>
          <table:table-cell office:value-type="string">
            <text:p>Ynbilk</text:p>
          </table:table-cell>
        </table:table-row>
        <table:table-row table:style-name="ro2">
          <table:table-cell office:value-type="string">
            <text:p>Prioventa</text:p>
          </table:table-cell>
          <table:table-cell office:value-type="string">
            <text:p>Featherbrand</text:p>
          </table:table-cell>
        </table:table-row>
        <table:table-row table:style-name="ro2">
          <table:table-cell office:value-type="string">
            <text:p>Nisaldot</text:p>
          </table:table-cell>
          <table:table-cell office:value-type="string">
            <text:p>Klenchulzurg</text:p>
          </table:table-cell>
        </table:table-row>
        <table:table-row table:style-name="ro2">
          <table:table-cell office:value-type="string">
            <text:p>Preyu</text:p>
          </table:table-cell>
          <table:table-cell office:value-type="string">
            <text:p>Turnridge</text:p>
          </table:table-cell>
        </table:table-row>
        <table:table-row table:style-name="ro2">
          <table:table-cell office:value-type="string">
            <text:p>Behnoth</text:p>
          </table:table-cell>
          <table:table-cell office:value-type="string">
            <text:p>Gninol</text:p>
          </table:table-cell>
        </table:table-row>
        <table:table-row table:style-name="ro2">
          <table:table-cell office:value-type="string">
            <text:p>Prullo</text:p>
          </table:table-cell>
          <table:table-cell office:value-type="string">
            <text:p>Cloudglade</text:p>
          </table:table-cell>
        </table:table-row>
        <table:table-row table:style-name="ro2">
          <table:table-cell office:value-type="string">
            <text:p>Huziut</text:p>
          </table:table-cell>
          <table:table-cell office:value-type="string">
            <text:p>Gniagddebblard</text:p>
          </table:table-cell>
        </table:table-row>
        <table:table-row table:style-name="ro2">
          <table:table-cell office:value-type="string">
            <text:p>Eyi</text:p>
          </table:table-cell>
          <table:table-cell office:value-type="string">
            <text:p>Swifthand</text:p>
          </table:table-cell>
        </table:table-row>
        <table:table-row table:style-name="ro2">
          <table:table-cell office:value-type="string">
            <text:p>Nosima</text:p>
          </table:table-cell>
          <table:table-cell office:value-type="string">
            <text:p>Gnizrea</text:p>
          </table:table-cell>
        </table:table-row>
        <table:table-row table:style-name="ro2">
          <table:table-cell office:value-type="string">
            <text:p>Telcelia</text:p>
          </table:table-cell>
          <table:table-cell office:value-type="string">
            <text:p>Hillbreath</text:p>
          </table:table-cell>
        </table:table-row>
        <table:table-row table:style-name="ro2">
          <table:table-cell office:value-type="string">
            <text:p>Wayeyoth</text:p>
          </table:table-cell>
          <table:table-cell office:value-type="string">
            <text:p>Blunde</text:p>
          </table:table-cell>
        </table:table-row>
        <table:table-row table:style-name="ro2">
          <table:table-cell office:value-type="string">
            <text:p>Yiumumbul</text:p>
          </table:table-cell>
          <table:table-cell office:value-type="string">
            <text:p>Rumbleglide</text:p>
          </table:table-cell>
        </table:table-row>
        <table:table-row table:style-name="ro2">
          <table:table-cell office:value-type="string">
            <text:p>Sillere</text:p>
          </table:table-cell>
          <table:table-cell office:value-type="string">
            <text:p>Cozrowhog</text:p>
          </table:table-cell>
        </table:table-row>
      </table:table>
      <table:table table:name="Halfling-M" table:style-name="ta1" table:print="false"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>
            <text:p>Mol</text:p>
          </table:table-cell>
          <table:table-cell office:value-type="string">
            <text:p>Dreamlight</text:p>
          </table:table-cell>
        </table:table-row>
        <table:table-row table:style-name="ro2">
          <table:table-cell office:value-type="string">
            <text:p>Tom</text:p>
          </table:table-cell>
          <table:table-cell office:value-type="string">
            <text:p>Pendi</text:p>
          </table:table-cell>
        </table:table-row>
        <table:table-row table:style-name="ro2">
          <table:table-cell office:value-type="string">
            <text:p>Jurd</text:p>
          </table:table-cell>
          <table:table-cell office:value-type="string">
            <text:p>Singleforce</text:p>
          </table:table-cell>
        </table:table-row>
        <table:table-row table:style-name="ro2">
          <table:table-cell office:value-type="string">
            <text:p>Dodis</text:p>
          </table:table-cell>
          <table:table-cell office:value-type="string">
            <text:p>Saezzerwanch</text:p>
          </table:table-cell>
        </table:table-row>
        <table:table-row table:style-name="ro2">
          <table:table-cell office:value-type="string">
            <text:p>Vaalond</text:p>
          </table:table-cell>
          <table:table-cell office:value-type="string">
            <text:p>Havenshot</text:p>
          </table:table-cell>
        </table:table-row>
        <table:table-row table:style-name="ro2">
          <table:table-cell office:value-type="string">
            <text:p>Maro</text:p>
          </table:table-cell>
          <table:table-cell office:value-type="string">
            <text:p>Ryma</text:p>
          </table:table-cell>
        </table:table-row>
        <table:table-row table:style-name="ro2">
          <table:table-cell office:value-type="string">
            <text:p>Deka</text:p>
          </table:table-cell>
          <table:table-cell office:value-type="string">
            <text:p>Softblossom</text:p>
          </table:table-cell>
        </table:table-row>
        <table:table-row table:style-name="ro2">
          <table:table-cell office:value-type="string">
            <text:p>Pekile</text:p>
          </table:table-cell>
          <table:table-cell office:value-type="string">
            <text:p>Dailrord</text:p>
          </table:table-cell>
        </table:table-row>
        <table:table-row table:style-name="ro2">
          <table:table-cell office:value-type="string">
            <text:p>Dentarcas</text:p>
          </table:table-cell>
          <table:table-cell office:value-type="string">
            <text:p>Covengaze</text:p>
          </table:table-cell>
        </table:table-row>
        <table:table-row table:style-name="ro2">
          <table:table-cell office:value-type="string">
            <text:p>Jomuvath</text:p>
          </table:table-cell>
          <table:table-cell office:value-type="string">
            <text:p>Eridril</text:p>
          </table:table-cell>
        </table:table-row>
        <table:table-row table:style-name="ro2">
          <table:table-cell office:value-type="string">
            <text:p>Haar</text:p>
          </table:table-cell>
          <table:table-cell office:value-type="string">
            <text:p>Mossbeam</text:p>
          </table:table-cell>
        </table:table-row>
        <table:table-row table:style-name="ro2">
          <table:table-cell office:value-type="string">
            <text:p>Vraarn</text:p>
          </table:table-cell>
          <table:table-cell office:value-type="string">
            <text:p>Gnasag</text:p>
          </table:table-cell>
        </table:table-row>
        <table:table-row table:style-name="ro2">
          <table:table-cell office:value-type="string">
            <text:p>Vror</text:p>
          </table:table-cell>
          <table:table-cell office:value-type="string">
            <text:p>Flintgazer</text:p>
          </table:table-cell>
        </table:table-row>
        <table:table-row table:style-name="ro2">
          <table:table-cell office:value-type="string">
            <text:p>Tusgol</text:p>
          </table:table-cell>
          <table:table-cell office:value-type="string">
            <text:p>Isrozru</text:p>
          </table:table-cell>
        </table:table-row>
        <table:table-row table:style-name="ro2">
          <table:table-cell office:value-type="string">
            <text:p>Xirarn</text:p>
          </table:table-cell>
          <table:table-cell office:value-type="string">
            <text:p>Cinderstream</text:p>
          </table:table-cell>
        </table:table-row>
        <table:table-row table:style-name="ro2">
          <table:table-cell office:value-type="string">
            <text:p>Basgund</text:p>
          </table:table-cell>
          <table:table-cell office:value-type="string">
            <text:p>Gegru</text:p>
          </table:table-cell>
        </table:table-row>
        <table:table-row table:style-name="ro2">
          <table:table-cell office:value-type="string">
            <text:p>Pexik</text:p>
          </table:table-cell>
          <table:table-cell office:value-type="string">
            <text:p>Whitsun</text:p>
          </table:table-cell>
        </table:table-row>
        <table:table-row table:style-name="ro2">
          <table:table-cell office:value-type="string">
            <text:p>Verkekond</text:p>
          </table:table-cell>
          <table:table-cell office:value-type="string">
            <text:p>Uzriath</text:p>
          </table:table-cell>
        </table:table-row>
        <table:table-row table:style-name="ro2">
          <table:table-cell office:value-type="string">
            <text:p>Rukastuth</text:p>
          </table:table-cell>
          <table:table-cell office:value-type="string">
            <text:p>Flintflow</text:p>
          </table:table-cell>
        </table:table-row>
        <table:table-row table:style-name="ro2">
          <table:table-cell office:value-type="string">
            <text:p>Ninonun</text:p>
          </table:table-cell>
          <table:table-cell office:value-type="string">
            <text:p>Edrignes</text:p>
          </table:table-cell>
        </table:table-row>
      </table:table>
      <table:table table:name="Human-F" table:style-name="ta1" table:print="false">
        <table:table-column table:style-name="co23" table:default-cell-style-name="Default"/>
        <table:table-column table:style-name="co17" table:default-cell-style-name="Default"/>
        <table:table-row table:style-name="ro2">
          <table:table-cell office:value-type="string">
            <text:p>Sirli</text:p>
          </table:table-cell>
          <table:table-cell office:value-type="string">
            <text:p>Lannut</text:p>
          </table:table-cell>
        </table:table-row>
        <table:table-row table:style-name="ro2">
          <table:table-cell office:value-type="string">
            <text:p>Vanngo</text:p>
          </table:table-cell>
          <table:table-cell office:value-type="string">
            <text:p>Duskspirit</text:p>
          </table:table-cell>
        </table:table-row>
        <table:table-row table:style-name="ro2">
          <table:table-cell office:value-type="string">
            <text:p>Jyri</text:p>
          </table:table-cell>
          <table:table-cell office:value-type="string">
            <text:p>Summerhand</text:p>
          </table:table-cell>
        </table:table-row>
        <table:table-row table:style-name="ro2">
          <table:table-cell office:value-type="string">
            <text:p>Funur</text:p>
          </table:table-cell>
          <table:table-cell office:value-type="string">
            <text:p>Cillol</text:p>
          </table:table-cell>
        </table:table-row>
        <table:table-row table:style-name="ro2">
          <table:table-cell office:value-type="string">
            <text:p>Unrok</text:p>
          </table:table-cell>
          <table:table-cell office:value-type="string">
            <text:p>Cirsaml</text:p>
          </table:table-cell>
        </table:table-row>
        <table:table-row table:style-name="ro2">
          <table:table-cell office:value-type="string">
            <text:p>Mogo</text:p>
          </table:table-cell>
          <table:table-cell office:value-type="string">
            <text:p>Zigga</text:p>
          </table:table-cell>
        </table:table-row>
        <table:table-row table:style-name="ro2">
          <table:table-cell office:value-type="string">
            <text:p>Nhudhia</text:p>
          </table:table-cell>
          <table:table-cell office:value-type="string">
            <text:p>Shommon</text:p>
          </table:table-cell>
        </table:table-row>
        <table:table-row table:style-name="ro2">
          <table:table-cell office:value-type="string">
            <text:p>Lama</text:p>
          </table:table-cell>
          <table:table-cell office:value-type="string">
            <text:p>Sadur</text:p>
          </table:table-cell>
        </table:table-row>
        <table:table-row table:style-name="ro2">
          <table:table-cell office:value-type="string">
            <text:p>Ghiso</text:p>
          </table:table-cell>
          <table:table-cell office:value-type="string">
            <text:p>Rivo</text:p>
          </table:table-cell>
        </table:table-row>
        <table:table-row table:style-name="ro2">
          <table:table-cell office:value-type="string">
            <text:p>Shino</text:p>
          </table:table-cell>
          <table:table-cell office:value-type="string">
            <text:p>Zontos</text:p>
          </table:table-cell>
        </table:table-row>
        <table:table-row table:style-name="ro2">
          <table:table-cell office:value-type="string">
            <text:p>Thomma</text:p>
          </table:table-cell>
          <table:table-cell office:value-type="string">
            <text:p>Clentysh</text:p>
          </table:table-cell>
        </table:table-row>
        <table:table-row table:style-name="ro2">
          <table:table-cell office:value-type="string">
            <text:p>Lanra</text:p>
          </table:table-cell>
          <table:table-cell office:value-type="string">
            <text:p>Yolko</text:p>
          </table:table-cell>
        </table:table-row>
        <table:table-row table:style-name="ro2">
          <table:table-cell office:value-type="string">
            <text:p>Adgauld</text:p>
          </table:table-cell>
          <table:table-cell office:value-type="string">
            <text:p>Frozenfist</text:p>
          </table:table-cell>
        </table:table-row>
        <table:table-row table:style-name="ro2">
          <table:table-cell office:value-type="string">
            <text:p>Irgo</text:p>
          </table:table-cell>
          <table:table-cell office:value-type="string">
            <text:p>Loneeyes</text:p>
          </table:table-cell>
        </table:table-row>
        <table:table-row table:style-name="ro2">
          <table:table-cell office:value-type="string">
            <text:p>Riju</text:p>
          </table:table-cell>
          <table:table-cell office:value-type="string">
            <text:p>Uskaigr</text:p>
          </table:table-cell>
        </table:table-row>
        <table:table-row table:style-name="ro2">
          <table:table-cell office:value-type="string">
            <text:p>Zelmo</text:p>
          </table:table-cell>
          <table:table-cell office:value-type="string">
            <text:p>Vhoddrind</text:p>
          </table:table-cell>
        </table:table-row>
        <table:table-row table:style-name="ro2">
          <table:table-cell office:value-type="string">
            <text:p>Laveth</text:p>
          </table:table-cell>
          <table:table-cell office:value-type="string">
            <text:p>Iknes</text:p>
          </table:table-cell>
        </table:table-row>
        <table:table-row table:style-name="ro2">
          <table:table-cell office:value-type="string">
            <text:p>Gommum</text:p>
          </table:table-cell>
          <table:table-cell office:value-type="string">
            <text:p>Stuldol</text:p>
          </table:table-cell>
        </table:table-row>
        <table:table-row table:style-name="ro2">
          <table:table-cell office:value-type="string">
            <text:p>Khiyaphus</text:p>
          </table:table-cell>
          <table:table-cell office:value-type="string">
            <text:p>Heshaj</text:p>
          </table:table-cell>
        </table:table-row>
        <table:table-row table:style-name="ro2">
          <table:table-cell office:value-type="string">
            <text:p>Heshir</text:p>
          </table:table-cell>
          <table:table-cell office:value-type="string">
            <text:p>Gheder</text:p>
          </table:table-cell>
        </table:table-row>
        <table:table-row table:style-name="ro2">
          <table:table-cell office:value-type="string">
            <text:p>Kaqu</text:p>
          </table:table-cell>
          <table:table-cell office:value-type="string">
            <text:p>Peoqo</text:p>
          </table:table-cell>
        </table:table-row>
        <table:table-row table:style-name="ro2">
          <table:table-cell office:value-type="string">
            <text:p>Efsa</text:p>
          </table:table-cell>
          <table:table-cell office:value-type="string">
            <text:p>Pihee</text:p>
          </table:table-cell>
        </table:table-row>
        <table:table-row table:style-name="ro2">
          <table:table-cell office:value-type="string">
            <text:p>Nonru</text:p>
          </table:table-cell>
          <table:table-cell office:value-type="string">
            <text:p>Narlo</text:p>
          </table:table-cell>
        </table:table-row>
        <table:table-row table:style-name="ro2">
          <table:table-cell office:value-type="string">
            <text:p>Yngi</text:p>
          </table:table-cell>
          <table:table-cell office:value-type="string">
            <text:p>Keensong</text:p>
          </table:table-cell>
        </table:table-row>
        <table:table-row table:style-name="ro2">
          <table:table-cell office:value-type="string">
            <text:p>Thindy</text:p>
          </table:table-cell>
          <table:table-cell office:value-type="string">
            <text:p>Ambershield</text:p>
          </table:table-cell>
        </table:table-row>
        <table:table-row table:style-name="ro2">
          <table:table-cell office:value-type="string">
            <text:p>Evo</text:p>
          </table:table-cell>
          <table:table-cell office:value-type="string">
            <text:p>Jirrang</text:p>
          </table:table-cell>
        </table:table-row>
        <table:table-row table:style-name="ro2">
          <table:table-cell office:value-type="string">
            <text:p>Zuthe</text:p>
          </table:table-cell>
          <table:table-cell office:value-type="string">
            <text:p>Ioznen</text:p>
          </table:table-cell>
        </table:table-row>
        <table:table-row table:style-name="ro2">
          <table:table-cell office:value-type="string">
            <text:p>Amzah</text:p>
          </table:table-cell>
          <table:table-cell office:value-type="string">
            <text:p>Shoknar</text:p>
          </table:table-cell>
        </table:table-row>
        <table:table-row table:style-name="ro2">
          <table:table-cell office:value-type="string">
            <text:p>Asra</text:p>
          </table:table-cell>
          <table:table-cell office:value-type="string">
            <text:p>Sukki</text:p>
          </table:table-cell>
        </table:table-row>
        <table:table-row table:style-name="ro2">
          <table:table-cell office:value-type="string">
            <text:p>Ihmir</text:p>
          </table:table-cell>
          <table:table-cell office:value-type="string">
            <text:p>Bhanloul</text:p>
          </table:table-cell>
        </table:table-row>
        <table:table-row table:style-name="ro2">
          <table:table-cell office:value-type="string">
            <text:p>Kili</text:p>
          </table:table-cell>
          <table:table-cell office:value-type="string">
            <text:p>Ralkij</text:p>
          </table:table-cell>
        </table:table-row>
        <table:table-row table:style-name="ro2">
          <table:table-cell office:value-type="string">
            <text:p>Khopau</text:p>
          </table:table-cell>
          <table:table-cell office:value-type="string">
            <text:p>Thuchi</text:p>
          </table:table-cell>
        </table:table-row>
        <table:table-row table:style-name="ro2">
          <table:table-cell office:value-type="string">
            <text:p>Shacil</text:p>
          </table:table-cell>
          <table:table-cell office:value-type="string">
            <text:p>Seiciab</text:p>
          </table:table-cell>
        </table:table-row>
        <table:table-row table:style-name="ro2">
          <table:table-cell office:value-type="string">
            <text:p>Yirmu</text:p>
          </table:table-cell>
          <table:table-cell office:value-type="string">
            <text:p>Nerli</text:p>
          </table:table-cell>
        </table:table-row>
        <table:table-row table:style-name="ro2">
          <table:table-cell office:value-type="string">
            <text:p>Senolf</text:p>
          </table:table-cell>
          <table:table-cell office:value-type="string">
            <text:p>Doomsplitter</text:p>
          </table:table-cell>
        </table:table-row>
        <table:table-row table:style-name="ro2">
          <table:table-cell office:value-type="string">
            <text:p>Draldirg</text:p>
          </table:table-cell>
          <table:table-cell office:value-type="string">
            <text:p>Armfall</text:p>
          </table:table-cell>
        </table:table-row>
        <table:table-row table:style-name="ro2">
          <table:table-cell office:value-type="string">
            <text:p>Zierhe</text:p>
          </table:table-cell>
          <table:table-cell office:value-type="string">
            <text:p>Cemlucc</text:p>
          </table:table-cell>
        </table:table-row>
        <table:table-row table:style-name="ro2">
          <table:table-cell office:value-type="string">
            <text:p>Einda</text:p>
          </table:table-cell>
          <table:table-cell office:value-type="string">
            <text:p>Vethedm</text:p>
          </table:table-cell>
        </table:table-row>
        <table:table-row table:style-name="ro2">
          <table:table-cell office:value-type="string">
            <text:p>Iaggu</text:p>
          </table:table-cell>
          <table:table-cell office:value-type="string">
            <text:p>Zoju</text:p>
          </table:table-cell>
        </table:table-row>
        <table:table-row table:style-name="ro2">
          <table:table-cell office:value-type="string">
            <text:p>Chiadhi</text:p>
          </table:table-cell>
          <table:table-cell office:value-type="string">
            <text:p>Brujag</text:p>
          </table:table-cell>
        </table:table-row>
        <table:table-row table:style-name="ro2">
          <table:table-cell office:value-type="string">
            <text:p>Hodes</text:p>
          </table:table-cell>
          <table:table-cell office:value-type="string">
            <text:p>Rimi</text:p>
          </table:table-cell>
        </table:table-row>
        <table:table-row table:style-name="ro2">
          <table:table-cell office:value-type="string">
            <text:p>Mutir</text:p>
          </table:table-cell>
          <table:table-cell office:value-type="string">
            <text:p>Yinbo</text:p>
          </table:table-cell>
        </table:table-row>
        <table:table-row table:style-name="ro2">
          <table:table-cell office:value-type="string">
            <text:p>Sase</text:p>
          </table:table-cell>
          <table:table-cell office:value-type="string">
            <text:p>Bussa</text:p>
          </table:table-cell>
        </table:table-row>
        <table:table-row table:style-name="ro2">
          <table:table-cell office:value-type="string">
            <text:p>Mamo</text:p>
          </table:table-cell>
          <table:table-cell office:value-type="string">
            <text:p>Ustaf</text:p>
          </table:table-cell>
        </table:table-row>
        <table:table-row table:style-name="ro2">
          <table:table-cell office:value-type="string">
            <text:p>Bernat</text:p>
          </table:table-cell>
          <table:table-cell office:value-type="string">
            <text:p>Tharli</text:p>
          </table:table-cell>
        </table:table-row>
        <table:table-row table:style-name="ro2">
          <table:table-cell office:value-type="string">
            <text:p>Objaud</text:p>
          </table:table-cell>
          <table:table-cell office:value-type="string">
            <text:p>Freebrace</text:p>
          </table:table-cell>
        </table:table-row>
        <table:table-row table:style-name="ro2">
          <table:table-cell office:value-type="string">
            <text:p>Alleth</text:p>
          </table:table-cell>
          <table:table-cell office:value-type="string">
            <text:p>Evenspirit</text:p>
          </table:table-cell>
        </table:table-row>
        <table:table-row table:style-name="ro2">
          <table:table-cell office:value-type="string">
            <text:p>Velto</text:p>
          </table:table-cell>
          <table:table-cell office:value-type="string">
            <text:p>Cundoond</text:p>
          </table:table-cell>
        </table:table-row>
        <table:table-row table:style-name="ro2">
          <table:table-cell office:value-type="string">
            <text:p>Koshun</text:p>
          </table:table-cell>
          <table:table-cell office:value-type="string">
            <text:p>Tsashkoj</text:p>
          </table:table-cell>
        </table:table-row>
        <table:table-row table:style-name="ro2">
          <table:table-cell office:value-type="string">
            <text:p>Nina</text:p>
          </table:table-cell>
          <table:table-cell office:value-type="string">
            <text:p>Urban</text:p>
          </table:table-cell>
        </table:table-row>
        <table:table-row table:style-name="ro2">
          <table:table-cell office:value-type="string">
            <text:p>Dheruth</text:p>
          </table:table-cell>
          <table:table-cell office:value-type="string">
            <text:p>Drira</text:p>
          </table:table-cell>
        </table:table-row>
        <table:table-row table:style-name="ro2">
          <table:table-cell office:value-type="string">
            <text:p>Shiyashuh</text:p>
          </table:table-cell>
          <table:table-cell office:value-type="string">
            <text:p>Yahah</text:p>
          </table:table-cell>
        </table:table-row>
        <table:table-row table:style-name="ro2">
          <table:table-cell office:value-type="string">
            <text:p>Hudiya</text:p>
          </table:table-cell>
          <table:table-cell office:value-type="string">
            <text:p>Sihre</text:p>
          </table:table-cell>
        </table:table-row>
        <table:table-row table:style-name="ro2">
          <table:table-cell office:value-type="string">
            <text:p>Anna</text:p>
          </table:table-cell>
          <table:table-cell office:value-type="string">
            <text:p>Chibo</text:p>
          </table:table-cell>
        </table:table-row>
        <table:table-row table:style-name="ro2">
          <table:table-cell office:value-type="string">
            <text:p>Epu</text:p>
          </table:table-cell>
          <table:table-cell office:value-type="string">
            <text:p>Vapsux</text:p>
          </table:table-cell>
        </table:table-row>
      </table:table>
      <table:table table:name="Human-M" table:style-name="ta1" table:print="false">
        <table:table-column table:style-name="co24" table:default-cell-style-name="Default"/>
        <table:table-column table:style-name="co19" table:default-cell-style-name="Default"/>
        <table:table-row table:style-name="ro2">
          <table:table-cell office:value-type="string">
            <text:p>Tinin</text:p>
          </table:table-cell>
          <table:table-cell office:value-type="string">
            <text:p>Qulrud</text:p>
          </table:table-cell>
        </table:table-row>
        <table:table-row table:style-name="ro2">
          <table:table-cell office:value-type="string">
            <text:p>Hjulkorr</text:p>
          </table:table-cell>
          <table:table-cell office:value-type="string">
            <text:p>Stormcrest</text:p>
          </table:table-cell>
        </table:table-row>
        <table:table-row table:style-name="ro2">
          <table:table-cell office:value-type="string">
            <text:p>Fignogg</text:p>
          </table:table-cell>
          <table:table-cell office:value-type="string">
            <text:p>Palebash</text:p>
          </table:table-cell>
        </table:table-row>
        <table:table-row table:style-name="ro2">
          <table:table-cell office:value-type="string">
            <text:p>Basnurt</text:p>
          </table:table-cell>
          <table:table-cell office:value-type="string">
            <text:p>Viozmind</text:p>
          </table:table-cell>
        </table:table-row>
        <table:table-row table:style-name="ro2">
          <table:table-cell office:value-type="string">
            <text:p>Dinnac</text:p>
          </table:table-cell>
          <table:table-cell office:value-type="string">
            <text:p>Irrald</text:p>
          </table:table-cell>
        </table:table-row>
        <table:table-row table:style-name="ro2">
          <table:table-cell office:value-type="string">
            <text:p>Cabous</text:p>
          </table:table-cell>
          <table:table-cell office:value-type="string">
            <text:p>Briggu</text:p>
          </table:table-cell>
        </table:table-row>
        <table:table-row table:style-name="ro2">
          <table:table-cell office:value-type="string">
            <text:p>Krugrau</text:p>
          </table:table-cell>
          <table:table-cell office:value-type="string">
            <text:p>Cunlun</text:p>
          </table:table-cell>
        </table:table-row>
        <table:table-row table:style-name="ro2">
          <table:table-cell office:value-type="string">
            <text:p>Hosham</text:p>
          </table:table-cell>
          <table:table-cell office:value-type="string">
            <text:p>Beejaal</text:p>
          </table:table-cell>
        </table:table-row>
        <table:table-row table:style-name="ro2">
          <table:table-cell office:value-type="string">
            <text:p>Idrin</text:p>
          </table:table-cell>
          <table:table-cell office:value-type="string">
            <text:p>Ozas</text:p>
          </table:table-cell>
        </table:table-row>
        <table:table-row table:style-name="ro2">
          <table:table-cell office:value-type="string">
            <text:p>Hakhte</text:p>
          </table:table-cell>
          <table:table-cell office:value-type="string">
            <text:p>Tihux</text:p>
          </table:table-cell>
        </table:table-row>
        <table:table-row table:style-name="ro2">
          <table:table-cell office:value-type="string">
            <text:p>Vaake</text:p>
          </table:table-cell>
          <table:table-cell office:value-type="string">
            <text:p>Romse</text:p>
          </table:table-cell>
        </table:table-row>
        <table:table-row table:style-name="ro2">
          <table:table-cell office:value-type="string">
            <text:p>Trarcut</text:p>
          </table:table-cell>
          <table:table-cell office:value-type="string">
            <text:p>Braded</text:p>
          </table:table-cell>
        </table:table-row>
        <table:table-row table:style-name="ro2">
          <table:table-cell office:value-type="string">
            <text:p>Gragfeirk</text:p>
          </table:table-cell>
          <table:table-cell office:value-type="string">
            <text:p>Paleshout</text:p>
          </table:table-cell>
        </table:table-row>
        <table:table-row table:style-name="ro2">
          <table:table-cell office:value-type="string">
            <text:p>Helbim</text:p>
          </table:table-cell>
          <table:table-cell office:value-type="string">
            <text:p>Blackcutter</text:p>
          </table:table-cell>
        </table:table-row>
        <table:table-row table:style-name="ro2">
          <table:table-cell office:value-type="string">
            <text:p>Dostisk</text:p>
          </table:table-cell>
          <table:table-cell office:value-type="string">
            <text:p>Miskun</text:p>
          </table:table-cell>
        </table:table-row>
        <table:table-row table:style-name="ro2">
          <table:table-cell office:value-type="string">
            <text:p>Elpun</text:p>
          </table:table-cell>
          <table:table-cell office:value-type="string">
            <text:p>Ogrur</text:p>
          </table:table-cell>
        </table:table-row>
        <table:table-row table:style-name="ro2">
          <table:table-cell office:value-type="string">
            <text:p>Grirgo</text:p>
          </table:table-cell>
          <table:table-cell office:value-type="string">
            <text:p>Luthog</text:p>
          </table:table-cell>
        </table:table-row>
        <table:table-row table:style-name="ro2">
          <table:table-cell office:value-type="string">
            <text:p>Zarrau</text:p>
          </table:table-cell>
          <table:table-cell office:value-type="string">
            <text:p>Sekne</text:p>
          </table:table-cell>
        </table:table-row>
        <table:table-row table:style-name="ro2">
          <table:table-cell office:value-type="string">
            <text:p>Konuz</text:p>
          </table:table-cell>
          <table:table-cell office:value-type="string">
            <text:p>Tourun</text:p>
          </table:table-cell>
        </table:table-row>
        <table:table-row table:style-name="ro2">
          <table:table-cell office:value-type="string">
            <text:p>Sedwuwz</text:p>
          </table:table-cell>
          <table:table-cell office:value-type="string">
            <text:p>Tolun</text:p>
          </table:table-cell>
        </table:table-row>
        <table:table-row table:style-name="ro2">
          <table:table-cell office:value-type="string">
            <text:p>Ussuif</text:p>
          </table:table-cell>
          <table:table-cell office:value-type="string">
            <text:p>Kicon</text:p>
          </table:table-cell>
        </table:table-row>
        <table:table-row table:style-name="ro2">
          <table:table-cell office:value-type="string">
            <text:p>Fudref</text:p>
          </table:table-cell>
          <table:table-cell office:value-type="string">
            <text:p>Hansu</text:p>
          </table:table-cell>
        </table:table-row>
        <table:table-row table:style-name="ro2">
          <table:table-cell office:value-type="string">
            <text:p>Brilkok</text:p>
          </table:table-cell>
          <table:table-cell office:value-type="string">
            <text:p>Prelrod</text:p>
          </table:table-cell>
        </table:table-row>
        <table:table-row table:style-name="ro2">
          <table:table-cell office:value-type="string">
            <text:p>Yaebjam</text:p>
          </table:table-cell>
          <table:table-cell office:value-type="string">
            <text:p>Amberforge</text:p>
          </table:table-cell>
        </table:table-row>
        <table:table-row table:style-name="ro2">
          <table:table-cell office:value-type="string">
            <text:p>Friwoll</text:p>
          </table:table-cell>
          <table:table-cell office:value-type="string">
            <text:p>Runegleam</text:p>
          </table:table-cell>
        </table:table-row>
        <table:table-row table:style-name="ro2">
          <table:table-cell office:value-type="string">
            <text:p>Rovert</text:p>
          </table:table-cell>
          <table:table-cell office:value-type="string">
            <text:p>Aekag</text:p>
          </table:table-cell>
        </table:table-row>
        <table:table-row table:style-name="ro2">
          <table:table-cell office:value-type="string">
            <text:p>Ado</text:p>
          </table:table-cell>
          <table:table-cell office:value-type="string">
            <text:p>Pikundl</text:p>
          </table:table-cell>
        </table:table-row>
        <table:table-row table:style-name="ro2">
          <table:table-cell office:value-type="string">
            <text:p>Oukmouc</text:p>
          </table:table-cell>
          <table:table-cell office:value-type="string">
            <text:p>Rorlin</text:p>
          </table:table-cell>
        </table:table-row>
        <table:table-row table:style-name="ro2">
          <table:table-cell office:value-type="string">
            <text:p>Indi</text:p>
          </table:table-cell>
          <table:table-cell office:value-type="string">
            <text:p>Gerrum</text:p>
          </table:table-cell>
        </table:table-row>
        <table:table-row table:style-name="ro2">
          <table:table-cell office:value-type="string">
            <text:p>Syarez</text:p>
          </table:table-cell>
          <table:table-cell office:value-type="string">
            <text:p>Ojous</text:p>
          </table:table-cell>
        </table:table-row>
        <table:table-row table:style-name="ro2">
          <table:table-cell office:value-type="string">
            <text:p>Robewz</text:p>
          </table:table-cell>
          <table:table-cell office:value-type="string">
            <text:p>Ghothul</text:p>
          </table:table-cell>
        </table:table-row>
        <table:table-row table:style-name="ro2">
          <table:table-cell office:value-type="string">
            <text:p>Gaammonn</text:p>
          </table:table-cell>
          <table:table-cell office:value-type="string">
            <text:p>Kuphix</text:p>
          </table:table-cell>
        </table:table-row>
        <table:table-row table:style-name="ro2">
          <table:table-cell office:value-type="string">
            <text:p>Minsix</text:p>
          </table:table-cell>
          <table:table-cell office:value-type="string">
            <text:p>Honhyx</text:p>
          </table:table-cell>
        </table:table-row>
        <table:table-row table:style-name="ro2">
          <table:table-cell office:value-type="string">
            <text:p>Brinkon</text:p>
          </table:table-cell>
          <table:table-cell office:value-type="string">
            <text:p>Brorkoc</text:p>
          </table:table-cell>
        </table:table-row>
        <table:table-row table:style-name="ro2">
          <table:table-cell office:value-type="string">
            <text:p>Thanduulf</text:p>
          </table:table-cell>
          <table:table-cell office:value-type="string">
            <text:p>Ravenreaper</text:p>
          </table:table-cell>
        </table:table-row>
        <table:table-row table:style-name="ro2">
          <table:table-cell office:value-type="string">
            <text:p>Stolkigg</text:p>
          </table:table-cell>
          <table:table-cell office:value-type="string">
            <text:p>Smokegaze</text:p>
          </table:table-cell>
        </table:table-row>
        <table:table-row table:style-name="ro2">
          <table:table-cell office:value-type="string">
            <text:p>Dovuk</text:p>
          </table:table-cell>
          <table:table-cell office:value-type="string">
            <text:p>Mirkuml</text:p>
          </table:table-cell>
        </table:table-row>
        <table:table-row table:style-name="ro2">
          <table:table-cell office:value-type="string">
            <text:p>Hidren</text:p>
          </table:table-cell>
          <table:table-cell office:value-type="string">
            <text:p>Vhaistyndl</text:p>
          </table:table-cell>
        </table:table-row>
        <table:table-row table:style-name="ro2">
          <table:table-cell office:value-type="string">
            <text:p>Nebrud</text:p>
          </table:table-cell>
          <table:table-cell office:value-type="string">
            <text:p>Ongru</text:p>
          </table:table-cell>
        </table:table-row>
        <table:table-row table:style-name="ro2">
          <table:table-cell office:value-type="string">
            <text:p>Crondis</text:p>
          </table:table-cell>
          <table:table-cell office:value-type="string">
            <text:p>Shungal</text:p>
          </table:table-cell>
        </table:table-row>
        <table:table-row table:style-name="ro2">
          <table:table-cell office:value-type="string">
            <text:p>Fufem</text:p>
          </table:table-cell>
          <table:table-cell office:value-type="string">
            <text:p>Qilmej</text:p>
          </table:table-cell>
        </table:table-row>
        <table:table-row table:style-name="ro2">
          <table:table-cell office:value-type="string">
            <text:p>Ibif</text:p>
          </table:table-cell>
          <table:table-cell office:value-type="string">
            <text:p>Kholka</text:p>
          </table:table-cell>
        </table:table-row>
        <table:table-row table:style-name="ro2">
          <table:table-cell office:value-type="string">
            <text:p>Ethreut</text:p>
          </table:table-cell>
          <table:table-cell office:value-type="string">
            <text:p>Vozghad</text:p>
          </table:table-cell>
        </table:table-row>
        <table:table-row table:style-name="ro2">
          <table:table-cell office:value-type="string">
            <text:p>Amsu</text:p>
          </table:table-cell>
          <table:table-cell office:value-type="string">
            <text:p>Yhbraff</text:p>
          </table:table-cell>
        </table:table-row>
        <table:table-row table:style-name="ro2">
          <table:table-cell office:value-type="string">
            <text:p>Tudet</text:p>
          </table:table-cell>
          <table:table-cell office:value-type="string">
            <text:p>Qildan</text:p>
          </table:table-cell>
        </table:table-row>
        <table:table-row table:style-name="ro2">
          <table:table-cell office:value-type="string">
            <text:p>Thikec</text:p>
          </table:table-cell>
          <table:table-cell office:value-type="string">
            <text:p>Armtongue</text:p>
          </table:table-cell>
        </table:table-row>
        <table:table-row table:style-name="ro2">
          <table:table-cell office:value-type="string">
            <text:p>Frexuugr</text:p>
          </table:table-cell>
          <table:table-cell office:value-type="string">
            <text:p>Softhair</text:p>
          </table:table-cell>
        </table:table-row>
        <table:table-row table:style-name="ro2">
          <table:table-cell office:value-type="string">
            <text:p>Aci</text:p>
          </table:table-cell>
          <table:table-cell office:value-type="string">
            <text:p>Vhoshtion</text:p>
          </table:table-cell>
        </table:table-row>
        <table:table-row table:style-name="ro2">
          <table:table-cell office:value-type="string">
            <text:p>Uvrev</text:p>
          </table:table-cell>
          <table:table-cell office:value-type="string">
            <text:p>Frarsiml</text:p>
          </table:table-cell>
        </table:table-row>
        <table:table-row table:style-name="ro2">
          <table:table-cell office:value-type="string">
            <text:p>Keneg</text:p>
          </table:table-cell>
          <table:table-cell office:value-type="string">
            <text:p>Xajer</text:p>
          </table:table-cell>
        </table:table-row>
        <table:table-row table:style-name="ro2">
          <table:table-cell office:value-type="string">
            <text:p>Jekac</text:p>
          </table:table-cell>
          <table:table-cell office:value-type="string">
            <text:p>Buldist</text:p>
          </table:table-cell>
        </table:table-row>
        <table:table-row table:style-name="ro2">
          <table:table-cell office:value-type="string">
            <text:p>Ismef</text:p>
          </table:table-cell>
          <table:table-cell office:value-type="string">
            <text:p>Shinsum</text:p>
          </table:table-cell>
        </table:table-row>
        <table:table-row table:style-name="ro2">
          <table:table-cell office:value-type="string">
            <text:p>Joka</text:p>
          </table:table-cell>
          <table:table-cell office:value-type="string">
            <text:p>Mutteh</text:p>
          </table:table-cell>
        </table:table-row>
        <table:table-row table:style-name="ro2">
          <table:table-cell office:value-type="string">
            <text:p>Thaarpeh</text:p>
          </table:table-cell>
          <table:table-cell office:value-type="string">
            <text:p>Ummol</text:p>
          </table:table-cell>
        </table:table-row>
        <table:table-row table:style-name="ro2">
          <table:table-cell office:value-type="string">
            <text:p>Epid</text:p>
          </table:table-cell>
          <table:table-cell office:value-type="string">
            <text:p>Hach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0/00/0000</text:date>, <text:time style:data-style-name="N2" text:time-value="21:07:52.6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33S</meta:editing-duration>
    <meta:editing-cycles>8</meta:editing-cycles>
    <meta:generator>LibreOffice/5.1.1.3$Windows_x86 LibreOffice_project/89f508ef3ecebd2cfb8e1def0f0ba9a803b88a6d</meta:generator>
    <dc:date>2022-01-22T21:10:06.924000000</dc:date>
    <meta:document-statistic meta:table-count="14" meta:cell-count="1095" meta:object-count="0"/>
    <meta:user-defined meta:name="Info 1"/>
    <meta:user-defined meta:name="Info 2"/>
    <meta:user-defined meta:name="Info 3"/>
    <meta:user-defined meta:name="Info 4"/>
  </office:meta>
</office:document-meta>
</file>